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3.2827in"/>
    </style:style>
    <style:style style:name="co3" style:family="table-column">
      <style:table-column-properties fo:break-before="auto" style:column-width="5.4681in"/>
    </style:style>
    <style:style style:name="ro1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B</text:p>
          </table:table-cell>
          <table:table-cell table:formula="of:= LOWER([.A1])" office:value-type="string" office:string-value="sb" calcext:value-type="string">
            <text:p>sb</text:p>
          </table:table-cell>
          <table:table-cell table:formula="of:=&quot;CREATE TABLE public.macd_simulation_result_&quot; &amp; [.B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] &amp; &quot;_pk PRIMARY KEY ( start, &quot;&amp;CHAR(34)&amp;&quot;end&quot;&amp;CHAR(34)&amp;&quot;, slow, fast, resolution, smoothing, ema_period, closing_strategy, opening_strategy, period ) );  CREATE INDEX macd_simulation_result_idx_&quot; &amp; [.B1] &amp; &quot;_1 ON public.macd_simulation_result_&quot; &amp; [.B1] &amp; &quot; USING btree (resolution, slow, fast, smoothing, ema_period, closing_strategy, opening_strategy, period);&quot;" office:value-type="string" office:string-value="CREATE TABLE public.macd_simulation_result_sb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sb_pk PRIMARY KEY ( start, &quot;end&quot;, slow, fast, resolution, smoothing, ema_period, closing_strategy, opening_strategy, period ) );  CREATE INDEX macd_simulation_result_idx_sb_1 ON public.macd_simulation_result_sb USING btree (resolution, slow, fast, smoothing, ema_period, closing_strategy, opening_strategy, period);" calcext:value-type="string">
            <text:p>CREATE TABLE public.macd_simulation_result_sb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sb_pk PRIMARY KEY ( start, "end", slow, fast, resolution, smoothing, ema_period, closing_strategy, opening_strategy, period ) ); <text:s/>CREATE INDEX macd_simulation_result_idx_sb_1 ON public.macd_simulation_result_sb USING btree (resolution, slow, fast, smoothing, ema_period, closing_strategy, opening_strategy, period);</text:p>
          </table:table-cell>
          <table:table-cell table:formula="of:=&quot;insert into macd_simulation_result_&quot;&amp;[.B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]&amp;&quot;';&quot;" office:value-type="string" office:string-value="insert into macd_simulation_result_sb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SB';" calcext:value-type="string">
            <text:p>insert into macd_simulation_result_sb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SB';</text:p>
          </table:table-cell>
          <table:table-cell table:formula="of:=&quot;delete from macd_simulation_result_&quot; &amp;[.B1] &amp; &quot; WHERE START &gt;= '2021-08-01';&quot;" office:value-type="string" office:string-value="delete from macd_simulation_result_sb WHERE START &gt;= '2021-08-01';" calcext:value-type="string">
            <text:p>delete from macd_simulation_result_sb WHERE START &gt;= '2021-08-01';</text:p>
          </table:table-cell>
          <table:table-cell table:formula="of:=&quot;insert into macd_simulation_result_&quot;&amp; [.B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sb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SB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sb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SB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HK50</text:p>
          </table:table-cell>
          <table:table-cell table:formula="of:= LOWER([.A2])" office:value-type="string" office:string-value="hk50" calcext:value-type="string">
            <text:p>hk50</text:p>
          </table:table-cell>
          <table:table-cell table:formula="of:=&quot;CREATE TABLE public.macd_simulation_result_&quot; &amp; [.B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] &amp; &quot;_pk PRIMARY KEY ( start, &quot;&amp;CHAR(34)&amp;&quot;end&quot;&amp;CHAR(34)&amp;&quot;, slow, fast, resolution, smoothing, ema_period, closing_strategy, opening_strategy, period ) );  CREATE INDEX macd_simulation_result_idx_&quot; &amp; [.B2] &amp; &quot;_1 ON public.macd_simulation_result_&quot; &amp; [.B2] &amp; &quot; USING btree (resolution, slow, fast, smoothing, ema_period, closing_strategy, opening_strategy, period);&quot;" office:value-type="string" office:string-value="CREATE TABLE public.macd_simulation_result_hk5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hk50_pk PRIMARY KEY ( start, &quot;end&quot;, slow, fast, resolution, smoothing, ema_period, closing_strategy, opening_strategy, period ) );  CREATE INDEX macd_simulation_result_idx_hk50_1 ON public.macd_simulation_result_hk50 USING btree (resolution, slow, fast, smoothing, ema_period, closing_strategy, opening_strategy, period);" calcext:value-type="string">
            <text:p>CREATE TABLE public.macd_simulation_result_hk5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hk50_pk PRIMARY KEY ( start, "end", slow, fast, resolution, smoothing, ema_period, closing_strategy, opening_strategy, period ) ); <text:s/>CREATE INDEX macd_simulation_result_idx_hk50_1 ON public.macd_simulation_result_hk50 USING btree (resolution, slow, fast, smoothing, ema_period, closing_strategy, opening_strategy, period);</text:p>
          </table:table-cell>
          <table:table-cell table:formula="of:=&quot;insert into macd_simulation_result_&quot;&amp;[.B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]&amp;&quot;';&quot;" office:value-type="string" office:string-value="insert into macd_simulation_result_hk5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HK50';" calcext:value-type="string">
            <text:p>insert into macd_simulation_result_hk5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HK50';</text:p>
          </table:table-cell>
          <table:table-cell table:formula="of:=&quot;delete from macd_simulation_result_&quot; &amp;[.B2] &amp; &quot; WHERE START &gt;= '2021-08-01';&quot;" office:value-type="string" office:string-value="delete from macd_simulation_result_hk50 WHERE START &gt;= '2021-08-01';" calcext:value-type="string">
            <text:p>delete from macd_simulation_result_hk50 WHERE START &gt;= '2021-08-01';</text:p>
          </table:table-cell>
          <table:table-cell table:formula="of:=&quot;insert into macd_simulation_result_&quot;&amp; [.B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hk5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HK5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hk5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HK5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ADUSD</text:p>
          </table:table-cell>
          <table:table-cell table:formula="of:= LOWER([.A3])" office:value-type="string" office:string-value="cadusd" calcext:value-type="string">
            <text:p>cadusd</text:p>
          </table:table-cell>
          <table:table-cell table:formula="of:=&quot;CREATE TABLE public.macd_simulation_result_&quot; &amp; [.B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] &amp; &quot;_pk PRIMARY KEY ( start, &quot;&amp;CHAR(34)&amp;&quot;end&quot;&amp;CHAR(34)&amp;&quot;, slow, fast, resolution, smoothing, ema_period, closing_strategy, opening_strategy, period ) );  CREATE INDEX macd_simulation_result_idx_&quot; &amp; [.B3] &amp; &quot;_1 ON public.macd_simulation_result_&quot; &amp; [.B3] &amp; &quot; USING btree (resolution, slow, fast, smoothing, ema_period, closing_strategy, opening_strategy, period);&quot;" office:value-type="string" office:string-value="CREATE TABLE public.macd_simulation_result_cad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adusd_pk PRIMARY KEY ( start, &quot;end&quot;, slow, fast, resolution, smoothing, ema_period, closing_strategy, opening_strategy, period ) );  CREATE INDEX macd_simulation_result_idx_cadusd_1 ON public.macd_simulation_result_cadusd USING btree (resolution, slow, fast, smoothing, ema_period, closing_strategy, opening_strategy, period);" calcext:value-type="string">
            <text:p>CREATE TABLE public.macd_simulation_result_cad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adusd_pk PRIMARY KEY ( start, "end", slow, fast, resolution, smoothing, ema_period, closing_strategy, opening_strategy, period ) ); <text:s/>CREATE INDEX macd_simulation_result_idx_cadusd_1 ON public.macd_simulation_result_cadusd USING btree (resolution, slow, fast, smoothing, ema_period, closing_strategy, opening_strategy, period);</text:p>
          </table:table-cell>
          <table:table-cell table:formula="of:=&quot;insert into macd_simulation_result_&quot;&amp;[.B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]&amp;&quot;';&quot;" office:value-type="string" office:string-value="insert into macd_simulation_result_cad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ADUSD';" calcext:value-type="string">
            <text:p>insert into macd_simulation_result_cad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ADUSD';</text:p>
          </table:table-cell>
          <table:table-cell table:formula="of:=&quot;delete from macd_simulation_result_&quot; &amp;[.B3] &amp; &quot; WHERE START &gt;= '2021-08-01';&quot;" office:value-type="string" office:string-value="delete from macd_simulation_result_cadusd WHERE START &gt;= '2021-08-01';" calcext:value-type="string">
            <text:p>delete from macd_simulation_result_cadusd WHERE START &gt;= '2021-08-01';</text:p>
          </table:table-cell>
          <table:table-cell table:formula="of:=&quot;insert into macd_simulation_result_&quot;&amp; [.B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ad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AD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ad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AD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FCHI</text:p>
          </table:table-cell>
          <table:table-cell table:formula="of:= LOWER([.A4])" office:value-type="string" office:string-value="fchi" calcext:value-type="string">
            <text:p>fchi</text:p>
          </table:table-cell>
          <table:table-cell table:formula="of:=&quot;CREATE TABLE public.macd_simulation_result_&quot; &amp; [.B4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4] &amp; &quot;_pk PRIMARY KEY ( start, &quot;&amp;CHAR(34)&amp;&quot;end&quot;&amp;CHAR(34)&amp;&quot;, slow, fast, resolution, smoothing, ema_period, closing_strategy, opening_strategy, period ) );  CREATE INDEX macd_simulation_result_idx_&quot; &amp; [.B4] &amp; &quot;_1 ON public.macd_simulation_result_&quot; &amp; [.B4] &amp; &quot; USING btree (resolution, slow, fast, smoothing, ema_period, closing_strategy, opening_strategy, period);&quot;" office:value-type="string" office:string-value="CREATE TABLE public.macd_simulation_result_fchi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fchi_pk PRIMARY KEY ( start, &quot;end&quot;, slow, fast, resolution, smoothing, ema_period, closing_strategy, opening_strategy, period ) );  CREATE INDEX macd_simulation_result_idx_fchi_1 ON public.macd_simulation_result_fchi USING btree (resolution, slow, fast, smoothing, ema_period, closing_strategy, opening_strategy, period);" calcext:value-type="string">
            <text:p>CREATE TABLE public.macd_simulation_result_fchi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fchi_pk PRIMARY KEY ( start, "end", slow, fast, resolution, smoothing, ema_period, closing_strategy, opening_strategy, period ) ); <text:s/>CREATE INDEX macd_simulation_result_idx_fchi_1 ON public.macd_simulation_result_fchi USING btree (resolution, slow, fast, smoothing, ema_period, closing_strategy, opening_strategy, period);</text:p>
          </table:table-cell>
          <table:table-cell table:formula="of:=&quot;insert into macd_simulation_result_&quot;&amp;[.B4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4]&amp;&quot;';&quot;" office:value-type="string" office:string-value="insert into macd_simulation_result_fchi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FCHI';" calcext:value-type="string">
            <text:p>insert into macd_simulation_result_fchi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FCHI';</text:p>
          </table:table-cell>
          <table:table-cell table:formula="of:=&quot;delete from macd_simulation_result_&quot; &amp;[.B4] &amp; &quot; WHERE START &gt;= '2021-08-01';&quot;" office:value-type="string" office:string-value="delete from macd_simulation_result_fchi WHERE START &gt;= '2021-08-01';" calcext:value-type="string">
            <text:p>delete from macd_simulation_result_fchi WHERE START &gt;= '2021-08-01';</text:p>
          </table:table-cell>
          <table:table-cell table:formula="of:=&quot;insert into macd_simulation_result_&quot;&amp; [.B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4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fchi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FCHI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fchi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FCHI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AXJO</text:p>
          </table:table-cell>
          <table:table-cell table:formula="of:= LOWER([.A5])" office:value-type="string" office:string-value="axjo" calcext:value-type="string">
            <text:p>axjo</text:p>
          </table:table-cell>
          <table:table-cell table:formula="of:=&quot;CREATE TABLE public.macd_simulation_result_&quot; &amp; [.B5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5] &amp; &quot;_pk PRIMARY KEY ( start, &quot;&amp;CHAR(34)&amp;&quot;end&quot;&amp;CHAR(34)&amp;&quot;, slow, fast, resolution, smoothing, ema_period, closing_strategy, opening_strategy, period ) );  CREATE INDEX macd_simulation_result_idx_&quot; &amp; [.B5] &amp; &quot;_1 ON public.macd_simulation_result_&quot; &amp; [.B5] &amp; &quot; USING btree (resolution, slow, fast, smoothing, ema_period, closing_strategy, opening_strategy, period);&quot;" office:value-type="string" office:string-value="CREATE TABLE public.macd_simulation_result_axjo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axjo_pk PRIMARY KEY ( start, &quot;end&quot;, slow, fast, resolution, smoothing, ema_period, closing_strategy, opening_strategy, period ) );  CREATE INDEX macd_simulation_result_idx_axjo_1 ON public.macd_simulation_result_axjo USING btree (resolution, slow, fast, smoothing, ema_period, closing_strategy, opening_strategy, period);" calcext:value-type="string">
            <text:p>CREATE TABLE public.macd_simulation_result_axjo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axjo_pk PRIMARY KEY ( start, "end", slow, fast, resolution, smoothing, ema_period, closing_strategy, opening_strategy, period ) ); <text:s/>CREATE INDEX macd_simulation_result_idx_axjo_1 ON public.macd_simulation_result_axjo USING btree (resolution, slow, fast, smoothing, ema_period, closing_strategy, opening_strategy, period);</text:p>
          </table:table-cell>
          <table:table-cell table:formula="of:=&quot;insert into macd_simulation_result_&quot;&amp;[.B5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5]&amp;&quot;';&quot;" office:value-type="string" office:string-value="insert into macd_simulation_result_axjo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AXJO';" calcext:value-type="string">
            <text:p>insert into macd_simulation_result_axjo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AXJO';</text:p>
          </table:table-cell>
          <table:table-cell table:formula="of:=&quot;delete from macd_simulation_result_&quot; &amp;[.B5] &amp; &quot; WHERE START &gt;= '2021-08-01';&quot;" office:value-type="string" office:string-value="delete from macd_simulation_result_axjo WHERE START &gt;= '2021-08-01';" calcext:value-type="string">
            <text:p>delete from macd_simulation_result_axjo WHERE START &gt;= '2021-08-01';</text:p>
          </table:table-cell>
          <table:table-cell table:formula="of:=&quot;insert into macd_simulation_result_&quot;&amp; [.B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5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axjo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AXJO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axjo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AXJO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XRPUSD</text:p>
          </table:table-cell>
          <table:table-cell table:formula="of:= LOWER([.A6])" office:value-type="string" office:string-value="xrpusd" calcext:value-type="string">
            <text:p>xrpusd</text:p>
          </table:table-cell>
          <table:table-cell table:formula="of:=&quot;CREATE TABLE public.macd_simulation_result_&quot; &amp; [.B6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6] &amp; &quot;_pk PRIMARY KEY ( start, &quot;&amp;CHAR(34)&amp;&quot;end&quot;&amp;CHAR(34)&amp;&quot;, slow, fast, resolution, smoothing, ema_period, closing_strategy, opening_strategy, period ) );  CREATE INDEX macd_simulation_result_idx_&quot; &amp; [.B6] &amp; &quot;_1 ON public.macd_simulation_result_&quot; &amp; [.B6] &amp; &quot; USING btree (resolution, slow, fast, smoothing, ema_period, closing_strategy, opening_strategy, period);&quot;" office:value-type="string" office:string-value="CREATE TABLE public.macd_simulation_result_xrp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xrpusd_pk PRIMARY KEY ( start, &quot;end&quot;, slow, fast, resolution, smoothing, ema_period, closing_strategy, opening_strategy, period ) );  CREATE INDEX macd_simulation_result_idx_xrpusd_1 ON public.macd_simulation_result_xrpusd USING btree (resolution, slow, fast, smoothing, ema_period, closing_strategy, opening_strategy, period);" calcext:value-type="string">
            <text:p>CREATE TABLE public.macd_simulation_result_xrp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xrpusd_pk PRIMARY KEY ( start, "end", slow, fast, resolution, smoothing, ema_period, closing_strategy, opening_strategy, period ) ); <text:s/>CREATE INDEX macd_simulation_result_idx_xrpusd_1 ON public.macd_simulation_result_xrpusd USING btree (resolution, slow, fast, smoothing, ema_period, closing_strategy, opening_strategy, period);</text:p>
          </table:table-cell>
          <table:table-cell table:formula="of:=&quot;insert into macd_simulation_result_&quot;&amp;[.B6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6]&amp;&quot;';&quot;" office:value-type="string" office:string-value="insert into macd_simulation_result_xrp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XRPUSD';" calcext:value-type="string">
            <text:p>insert into macd_simulation_result_xrp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XRPUSD';</text:p>
          </table:table-cell>
          <table:table-cell table:formula="of:=&quot;delete from macd_simulation_result_&quot; &amp;[.B6] &amp; &quot; WHERE START &gt;= '2021-08-01';&quot;" office:value-type="string" office:string-value="delete from macd_simulation_result_xrpusd WHERE START &gt;= '2021-08-01';" calcext:value-type="string">
            <text:p>delete from macd_simulation_result_xrpusd WHERE START &gt;= '2021-08-01';</text:p>
          </table:table-cell>
          <table:table-cell table:formula="of:=&quot;insert into macd_simulation_result_&quot;&amp; [.B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6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xrp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XRP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xrp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XRP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EURUSD</text:p>
          </table:table-cell>
          <table:table-cell table:formula="of:= LOWER([.A7])" office:value-type="string" office:string-value="eurusd" calcext:value-type="string">
            <text:p>eurusd</text:p>
          </table:table-cell>
          <table:table-cell table:formula="of:=&quot;CREATE TABLE public.macd_simulation_result_&quot; &amp; [.B7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7] &amp; &quot;_pk PRIMARY KEY ( start, &quot;&amp;CHAR(34)&amp;&quot;end&quot;&amp;CHAR(34)&amp;&quot;, slow, fast, resolution, smoothing, ema_period, closing_strategy, opening_strategy, period ) );  CREATE INDEX macd_simulation_result_idx_&quot; &amp; [.B7] &amp; &quot;_1 ON public.macd_simulation_result_&quot; &amp; [.B7] &amp; &quot; USING btree (resolution, slow, fast, smoothing, ema_period, closing_strategy, opening_strategy, period);&quot;" office:value-type="string" office:string-value="CREATE TABLE public.macd_simulation_result_eur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eurusd_pk PRIMARY KEY ( start, &quot;end&quot;, slow, fast, resolution, smoothing, ema_period, closing_strategy, opening_strategy, period ) );  CREATE INDEX macd_simulation_result_idx_eurusd_1 ON public.macd_simulation_result_eurusd USING btree (resolution, slow, fast, smoothing, ema_period, closing_strategy, opening_strategy, period);" calcext:value-type="string">
            <text:p>CREATE TABLE public.macd_simulation_result_eur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eurusd_pk PRIMARY KEY ( start, "end", slow, fast, resolution, smoothing, ema_period, closing_strategy, opening_strategy, period ) ); <text:s/>CREATE INDEX macd_simulation_result_idx_eurusd_1 ON public.macd_simulation_result_eurusd USING btree (resolution, slow, fast, smoothing, ema_period, closing_strategy, opening_strategy, period);</text:p>
          </table:table-cell>
          <table:table-cell table:formula="of:=&quot;insert into macd_simulation_result_&quot;&amp;[.B7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7]&amp;&quot;';&quot;" office:value-type="string" office:string-value="insert into macd_simulation_result_eur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EURUSD';" calcext:value-type="string">
            <text:p>insert into macd_simulation_result_eur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EURUSD';</text:p>
          </table:table-cell>
          <table:table-cell table:formula="of:=&quot;delete from macd_simulation_result_&quot; &amp;[.B7] &amp; &quot; WHERE START &gt;= '2021-08-01';&quot;" office:value-type="string" office:string-value="delete from macd_simulation_result_eurusd WHERE START &gt;= '2021-08-01';" calcext:value-type="string">
            <text:p>delete from macd_simulation_result_eurusd WHERE START &gt;= '2021-08-01';</text:p>
          </table:table-cell>
          <table:table-cell table:formula="of:=&quot;insert into macd_simulation_result_&quot;&amp; [.B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7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eur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EUR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eur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EUR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formula="of:= LOWER([.A8])" office:value-type="string" office:string-value="eth" calcext:value-type="string">
            <text:p>eth</text:p>
          </table:table-cell>
          <table:table-cell table:formula="of:=&quot;CREATE TABLE public.macd_simulation_result_&quot; &amp; [.B8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8] &amp; &quot;_pk PRIMARY KEY ( start, &quot;&amp;CHAR(34)&amp;&quot;end&quot;&amp;CHAR(34)&amp;&quot;, slow, fast, resolution, smoothing, ema_period, closing_strategy, opening_strategy, period ) );  CREATE INDEX macd_simulation_result_idx_&quot; &amp; [.B8] &amp; &quot;_1 ON public.macd_simulation_result_&quot; &amp; [.B8] &amp; &quot; USING btree (resolution, slow, fast, smoothing, ema_period, closing_strategy, opening_strategy, period);&quot;" office:value-type="string" office:string-value="CREATE TABLE public.macd_simulation_result_eth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eth_pk PRIMARY KEY ( start, &quot;end&quot;, slow, fast, resolution, smoothing, ema_period, closing_strategy, opening_strategy, period ) );  CREATE INDEX macd_simulation_result_idx_eth_1 ON public.macd_simulation_result_eth USING btree (resolution, slow, fast, smoothing, ema_period, closing_strategy, opening_strategy, period);" calcext:value-type="string">
            <text:p>CREATE TABLE public.macd_simulation_result_eth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eth_pk PRIMARY KEY ( start, "end", slow, fast, resolution, smoothing, ema_period, closing_strategy, opening_strategy, period ) ); <text:s/>CREATE INDEX macd_simulation_result_idx_eth_1 ON public.macd_simulation_result_eth USING btree (resolution, slow, fast, smoothing, ema_period, closing_strategy, opening_strategy, period);</text:p>
          </table:table-cell>
          <table:table-cell table:formula="of:=&quot;insert into macd_simulation_result_&quot;&amp;[.B8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8]&amp;&quot;';&quot;" office:value-type="string" office:string-value="insert into macd_simulation_result_eth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ETH';" calcext:value-type="string">
            <text:p>insert into macd_simulation_result_eth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ETH';</text:p>
          </table:table-cell>
          <table:table-cell table:formula="of:=&quot;delete from macd_simulation_result_&quot; &amp;[.B8] &amp; &quot; WHERE START &gt;= '2021-08-01';&quot;" office:value-type="string" office:string-value="delete from macd_simulation_result_eth WHERE START &gt;= '2021-08-01';" calcext:value-type="string">
            <text:p>delete from macd_simulation_result_eth WHERE START &gt;= '2021-08-01';</text:p>
          </table:table-cell>
          <table:table-cell table:formula="of:=&quot;insert into macd_simulation_result_&quot;&amp; [.B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8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eth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ETH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eth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ETH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table:formula="of:= LOWER([.A9])" office:value-type="string" office:string-value="hg" calcext:value-type="string">
            <text:p>hg</text:p>
          </table:table-cell>
          <table:table-cell table:formula="of:=&quot;CREATE TABLE public.macd_simulation_result_&quot; &amp; [.B9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9] &amp; &quot;_pk PRIMARY KEY ( start, &quot;&amp;CHAR(34)&amp;&quot;end&quot;&amp;CHAR(34)&amp;&quot;, slow, fast, resolution, smoothing, ema_period, closing_strategy, opening_strategy, period ) );  CREATE INDEX macd_simulation_result_idx_&quot; &amp; [.B9] &amp; &quot;_1 ON public.macd_simulation_result_&quot; &amp; [.B9] &amp; &quot; USING btree (resolution, slow, fast, smoothing, ema_period, closing_strategy, opening_strategy, period);&quot;" office:value-type="string" office:string-value="CREATE TABLE public.macd_simulation_result_hg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hg_pk PRIMARY KEY ( start, &quot;end&quot;, slow, fast, resolution, smoothing, ema_period, closing_strategy, opening_strategy, period ) );  CREATE INDEX macd_simulation_result_idx_hg_1 ON public.macd_simulation_result_hg USING btree (resolution, slow, fast, smoothing, ema_period, closing_strategy, opening_strategy, period);" calcext:value-type="string">
            <text:p>CREATE TABLE public.macd_simulation_result_hg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hg_pk PRIMARY KEY ( start, "end", slow, fast, resolution, smoothing, ema_period, closing_strategy, opening_strategy, period ) ); <text:s/>CREATE INDEX macd_simulation_result_idx_hg_1 ON public.macd_simulation_result_hg USING btree (resolution, slow, fast, smoothing, ema_period, closing_strategy, opening_strategy, period);</text:p>
          </table:table-cell>
          <table:table-cell table:formula="of:=&quot;insert into macd_simulation_result_&quot;&amp;[.B9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9]&amp;&quot;';&quot;" office:value-type="string" office:string-value="insert into macd_simulation_result_hg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HG';" calcext:value-type="string">
            <text:p>insert into macd_simulation_result_hg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HG';</text:p>
          </table:table-cell>
          <table:table-cell table:formula="of:=&quot;delete from macd_simulation_result_&quot; &amp;[.B9] &amp; &quot; WHERE START &gt;= '2021-08-01';&quot;" office:value-type="string" office:string-value="delete from macd_simulation_result_hg WHERE START &gt;= '2021-08-01';" calcext:value-type="string">
            <text:p>delete from macd_simulation_result_hg WHERE START &gt;= '2021-08-01';</text:p>
          </table:table-cell>
          <table:table-cell table:formula="of:=&quot;insert into macd_simulation_result_&quot;&amp; [.B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9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hg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HG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hg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HG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DE30</text:p>
          </table:table-cell>
          <table:table-cell table:formula="of:= LOWER([.A10])" office:value-type="string" office:string-value="de30" calcext:value-type="string">
            <text:p>de30</text:p>
          </table:table-cell>
          <table:table-cell table:formula="of:=&quot;CREATE TABLE public.macd_simulation_result_&quot; &amp; [.B10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0] &amp; &quot;_pk PRIMARY KEY ( start, &quot;&amp;CHAR(34)&amp;&quot;end&quot;&amp;CHAR(34)&amp;&quot;, slow, fast, resolution, smoothing, ema_period, closing_strategy, opening_strategy, period ) );  CREATE INDEX macd_simulation_result_idx_&quot; &amp; [.B10] &amp; &quot;_1 ON public.macd_simulation_result_&quot; &amp; [.B10] &amp; &quot; USING btree (resolution, slow, fast, smoothing, ema_period, closing_strategy, opening_strategy, period);&quot;" office:value-type="string" office:string-value="CREATE TABLE public.macd_simulation_result_de3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de30_pk PRIMARY KEY ( start, &quot;end&quot;, slow, fast, resolution, smoothing, ema_period, closing_strategy, opening_strategy, period ) );  CREATE INDEX macd_simulation_result_idx_de30_1 ON public.macd_simulation_result_de30 USING btree (resolution, slow, fast, smoothing, ema_period, closing_strategy, opening_strategy, period);" calcext:value-type="string">
            <text:p>CREATE TABLE public.macd_simulation_result_de3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de30_pk PRIMARY KEY ( start, "end", slow, fast, resolution, smoothing, ema_period, closing_strategy, opening_strategy, period ) ); <text:s/>CREATE INDEX macd_simulation_result_idx_de30_1 ON public.macd_simulation_result_de30 USING btree (resolution, slow, fast, smoothing, ema_period, closing_strategy, opening_strategy, period);</text:p>
          </table:table-cell>
          <table:table-cell table:formula="of:=&quot;insert into macd_simulation_result_&quot;&amp;[.B10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0]&amp;&quot;';&quot;" office:value-type="string" office:string-value="insert into macd_simulation_result_de3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DE30';" calcext:value-type="string">
            <text:p>insert into macd_simulation_result_de3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DE30';</text:p>
          </table:table-cell>
          <table:table-cell table:formula="of:=&quot;delete from macd_simulation_result_&quot; &amp;[.B10] &amp; &quot; WHERE START &gt;= '2021-08-01';&quot;" office:value-type="string" office:string-value="delete from macd_simulation_result_de30 WHERE START &gt;= '2021-08-01';" calcext:value-type="string">
            <text:p>delete from macd_simulation_result_de30 WHERE START &gt;= '2021-08-01';</text:p>
          </table:table-cell>
          <table:table-cell table:formula="of:=&quot;insert into macd_simulation_result_&quot;&amp; [.B1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0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de3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DE3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de3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DE3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C</text:p>
          </table:table-cell>
          <table:table-cell table:formula="of:= LOWER([.A11])" office:value-type="string" office:string-value="zc" calcext:value-type="string">
            <text:p>zc</text:p>
          </table:table-cell>
          <table:table-cell table:formula="of:=&quot;CREATE TABLE public.macd_simulation_result_&quot; &amp; [.B1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1] &amp; &quot;_pk PRIMARY KEY ( start, &quot;&amp;CHAR(34)&amp;&quot;end&quot;&amp;CHAR(34)&amp;&quot;, slow, fast, resolution, smoothing, ema_period, closing_strategy, opening_strategy, period ) );  CREATE INDEX macd_simulation_result_idx_&quot; &amp; [.B11] &amp; &quot;_1 ON public.macd_simulation_result_&quot; &amp; [.B11] &amp; &quot; USING btree (resolution, slow, fast, smoothing, ema_period, closing_strategy, opening_strategy, period);&quot;" office:value-type="string" office:string-value="CREATE TABLE public.macd_simulation_result_z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c_pk PRIMARY KEY ( start, &quot;end&quot;, slow, fast, resolution, smoothing, ema_period, closing_strategy, opening_strategy, period ) );  CREATE INDEX macd_simulation_result_idx_zc_1 ON public.macd_simulation_result_zc USING btree (resolution, slow, fast, smoothing, ema_period, closing_strategy, opening_strategy, period);" calcext:value-type="string">
            <text:p>CREATE TABLE public.macd_simulation_result_z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c_pk PRIMARY KEY ( start, "end", slow, fast, resolution, smoothing, ema_period, closing_strategy, opening_strategy, period ) ); <text:s/>CREATE INDEX macd_simulation_result_idx_zc_1 ON public.macd_simulation_result_zc USING btree (resolution, slow, fast, smoothing, ema_period, closing_strategy, opening_strategy, period);</text:p>
          </table:table-cell>
          <table:table-cell table:formula="of:=&quot;insert into macd_simulation_result_&quot;&amp;[.B1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1]&amp;&quot;';&quot;" office:value-type="string" office:string-value="insert into macd_simulation_result_z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C';" calcext:value-type="string">
            <text:p>insert into macd_simulation_result_z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C';</text:p>
          </table:table-cell>
          <table:table-cell table:formula="of:=&quot;delete from macd_simulation_result_&quot; &amp;[.B11] &amp; &quot; WHERE START &gt;= '2021-08-01';&quot;" office:value-type="string" office:string-value="delete from macd_simulation_result_zc WHERE START &gt;= '2021-08-01';" calcext:value-type="string">
            <text:p>delete from macd_simulation_result_zc WHERE START &gt;= '2021-08-01';</text:p>
          </table:table-cell>
          <table:table-cell table:formula="of:=&quot;insert into macd_simulation_result_&quot;&amp; [.B1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table:formula="of:= LOWER([.A12])" office:value-type="string" office:string-value="zg" calcext:value-type="string">
            <text:p>zg</text:p>
          </table:table-cell>
          <table:table-cell table:formula="of:=&quot;CREATE TABLE public.macd_simulation_result_&quot; &amp; [.B1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2] &amp; &quot;_pk PRIMARY KEY ( start, &quot;&amp;CHAR(34)&amp;&quot;end&quot;&amp;CHAR(34)&amp;&quot;, slow, fast, resolution, smoothing, ema_period, closing_strategy, opening_strategy, period ) );  CREATE INDEX macd_simulation_result_idx_&quot; &amp; [.B12] &amp; &quot;_1 ON public.macd_simulation_result_&quot; &amp; [.B12] &amp; &quot; USING btree (resolution, slow, fast, smoothing, ema_period, closing_strategy, opening_strategy, period);&quot;" office:value-type="string" office:string-value="CREATE TABLE public.macd_simulation_result_zg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g_pk PRIMARY KEY ( start, &quot;end&quot;, slow, fast, resolution, smoothing, ema_period, closing_strategy, opening_strategy, period ) );  CREATE INDEX macd_simulation_result_idx_zg_1 ON public.macd_simulation_result_zg USING btree (resolution, slow, fast, smoothing, ema_period, closing_strategy, opening_strategy, period);" calcext:value-type="string">
            <text:p>CREATE TABLE public.macd_simulation_result_zg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g_pk PRIMARY KEY ( start, "end", slow, fast, resolution, smoothing, ema_period, closing_strategy, opening_strategy, period ) ); <text:s/>CREATE INDEX macd_simulation_result_idx_zg_1 ON public.macd_simulation_result_zg USING btree (resolution, slow, fast, smoothing, ema_period, closing_strategy, opening_strategy, period);</text:p>
          </table:table-cell>
          <table:table-cell table:formula="of:=&quot;insert into macd_simulation_result_&quot;&amp;[.B1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2]&amp;&quot;';&quot;" office:value-type="string" office:string-value="insert into macd_simulation_result_zg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G';" calcext:value-type="string">
            <text:p>insert into macd_simulation_result_zg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G';</text:p>
          </table:table-cell>
          <table:table-cell table:formula="of:=&quot;delete from macd_simulation_result_&quot; &amp;[.B12] &amp; &quot; WHERE START &gt;= '2021-08-01';&quot;" office:value-type="string" office:string-value="delete from macd_simulation_result_zg WHERE START &gt;= '2021-08-01';" calcext:value-type="string">
            <text:p>delete from macd_simulation_result_zg WHERE START &gt;= '2021-08-01';</text:p>
          </table:table-cell>
          <table:table-cell table:formula="of:=&quot;insert into macd_simulation_result_&quot;&amp; [.B1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g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G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g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G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table:formula="of:= LOWER([.A13])" office:value-type="string" office:string-value="oj" calcext:value-type="string">
            <text:p>oj</text:p>
          </table:table-cell>
          <table:table-cell table:formula="of:=&quot;CREATE TABLE public.macd_simulation_result_&quot; &amp; [.B1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3] &amp; &quot;_pk PRIMARY KEY ( start, &quot;&amp;CHAR(34)&amp;&quot;end&quot;&amp;CHAR(34)&amp;&quot;, slow, fast, resolution, smoothing, ema_period, closing_strategy, opening_strategy, period ) );  CREATE INDEX macd_simulation_result_idx_&quot; &amp; [.B13] &amp; &quot;_1 ON public.macd_simulation_result_&quot; &amp; [.B13] &amp; &quot; USING btree (resolution, slow, fast, smoothing, ema_period, closing_strategy, opening_strategy, period);&quot;" office:value-type="string" office:string-value="CREATE TABLE public.macd_simulation_result_oj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oj_pk PRIMARY KEY ( start, &quot;end&quot;, slow, fast, resolution, smoothing, ema_period, closing_strategy, opening_strategy, period ) );  CREATE INDEX macd_simulation_result_idx_oj_1 ON public.macd_simulation_result_oj USING btree (resolution, slow, fast, smoothing, ema_period, closing_strategy, opening_strategy, period);" calcext:value-type="string">
            <text:p>CREATE TABLE public.macd_simulation_result_oj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oj_pk PRIMARY KEY ( start, "end", slow, fast, resolution, smoothing, ema_period, closing_strategy, opening_strategy, period ) ); <text:s/>CREATE INDEX macd_simulation_result_idx_oj_1 ON public.macd_simulation_result_oj USING btree (resolution, slow, fast, smoothing, ema_period, closing_strategy, opening_strategy, period);</text:p>
          </table:table-cell>
          <table:table-cell table:formula="of:=&quot;insert into macd_simulation_result_&quot;&amp;[.B1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3]&amp;&quot;';&quot;" office:value-type="string" office:string-value="insert into macd_simulation_result_oj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OJ';" calcext:value-type="string">
            <text:p>insert into macd_simulation_result_oj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OJ';</text:p>
          </table:table-cell>
          <table:table-cell table:formula="of:=&quot;delete from macd_simulation_result_&quot; &amp;[.B13] &amp; &quot; WHERE START &gt;= '2021-08-01';&quot;" office:value-type="string" office:string-value="delete from macd_simulation_result_oj WHERE START &gt;= '2021-08-01';" calcext:value-type="string">
            <text:p>delete from macd_simulation_result_oj WHERE START &gt;= '2021-08-01';</text:p>
          </table:table-cell>
          <table:table-cell table:formula="of:=&quot;insert into macd_simulation_result_&quot;&amp; [.B1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oj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OJ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oj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OJ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GBPUSD</text:p>
          </table:table-cell>
          <table:table-cell table:formula="of:= LOWER([.A14])" office:value-type="string" office:string-value="gbpusd" calcext:value-type="string">
            <text:p>gbpusd</text:p>
          </table:table-cell>
          <table:table-cell table:formula="of:=&quot;CREATE TABLE public.macd_simulation_result_&quot; &amp; [.B14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4] &amp; &quot;_pk PRIMARY KEY ( start, &quot;&amp;CHAR(34)&amp;&quot;end&quot;&amp;CHAR(34)&amp;&quot;, slow, fast, resolution, smoothing, ema_period, closing_strategy, opening_strategy, period ) );  CREATE INDEX macd_simulation_result_idx_&quot; &amp; [.B14] &amp; &quot;_1 ON public.macd_simulation_result_&quot; &amp; [.B14] &amp; &quot; USING btree (resolution, slow, fast, smoothing, ema_period, closing_strategy, opening_strategy, period);&quot;" office:value-type="string" office:string-value="CREATE TABLE public.macd_simulation_result_gbp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gbpusd_pk PRIMARY KEY ( start, &quot;end&quot;, slow, fast, resolution, smoothing, ema_period, closing_strategy, opening_strategy, period ) );  CREATE INDEX macd_simulation_result_idx_gbpusd_1 ON public.macd_simulation_result_gbpusd USING btree (resolution, slow, fast, smoothing, ema_period, closing_strategy, opening_strategy, period);" calcext:value-type="string">
            <text:p>CREATE TABLE public.macd_simulation_result_gbp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gbpusd_pk PRIMARY KEY ( start, "end", slow, fast, resolution, smoothing, ema_period, closing_strategy, opening_strategy, period ) ); <text:s/>CREATE INDEX macd_simulation_result_idx_gbpusd_1 ON public.macd_simulation_result_gbpusd USING btree (resolution, slow, fast, smoothing, ema_period, closing_strategy, opening_strategy, period);</text:p>
          </table:table-cell>
          <table:table-cell table:formula="of:=&quot;insert into macd_simulation_result_&quot;&amp;[.B14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4]&amp;&quot;';&quot;" office:value-type="string" office:string-value="insert into macd_simulation_result_gbp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GBPUSD';" calcext:value-type="string">
            <text:p>insert into macd_simulation_result_gbp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GBPUSD';</text:p>
          </table:table-cell>
          <table:table-cell table:formula="of:=&quot;delete from macd_simulation_result_&quot; &amp;[.B14] &amp; &quot; WHERE START &gt;= '2021-08-01';&quot;" office:value-type="string" office:string-value="delete from macd_simulation_result_gbpusd WHERE START &gt;= '2021-08-01';" calcext:value-type="string">
            <text:p>delete from macd_simulation_result_gbpusd WHERE START &gt;= '2021-08-01';</text:p>
          </table:table-cell>
          <table:table-cell table:formula="of:=&quot;insert into macd_simulation_result_&quot;&amp; [.B1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4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gbp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GBP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gbp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GBP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table:formula="of:= LOWER([.A15])" office:value-type="string" office:string-value="kc" calcext:value-type="string">
            <text:p>kc</text:p>
          </table:table-cell>
          <table:table-cell table:formula="of:=&quot;CREATE TABLE public.macd_simulation_result_&quot; &amp; [.B15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5] &amp; &quot;_pk PRIMARY KEY ( start, &quot;&amp;CHAR(34)&amp;&quot;end&quot;&amp;CHAR(34)&amp;&quot;, slow, fast, resolution, smoothing, ema_period, closing_strategy, opening_strategy, period ) );  CREATE INDEX macd_simulation_result_idx_&quot; &amp; [.B15] &amp; &quot;_1 ON public.macd_simulation_result_&quot; &amp; [.B15] &amp; &quot; USING btree (resolution, slow, fast, smoothing, ema_period, closing_strategy, opening_strategy, period);&quot;" office:value-type="string" office:string-value="CREATE TABLE public.macd_simulation_result_k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kc_pk PRIMARY KEY ( start, &quot;end&quot;, slow, fast, resolution, smoothing, ema_period, closing_strategy, opening_strategy, period ) );  CREATE INDEX macd_simulation_result_idx_kc_1 ON public.macd_simulation_result_kc USING btree (resolution, slow, fast, smoothing, ema_period, closing_strategy, opening_strategy, period);" calcext:value-type="string">
            <text:p>CREATE TABLE public.macd_simulation_result_k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kc_pk PRIMARY KEY ( start, "end", slow, fast, resolution, smoothing, ema_period, closing_strategy, opening_strategy, period ) ); <text:s/>CREATE INDEX macd_simulation_result_idx_kc_1 ON public.macd_simulation_result_kc USING btree (resolution, slow, fast, smoothing, ema_period, closing_strategy, opening_strategy, period);</text:p>
          </table:table-cell>
          <table:table-cell table:formula="of:=&quot;insert into macd_simulation_result_&quot;&amp;[.B15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5]&amp;&quot;';&quot;" office:value-type="string" office:string-value="insert into macd_simulation_result_k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KC';" calcext:value-type="string">
            <text:p>insert into macd_simulation_result_k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KC';</text:p>
          </table:table-cell>
          <table:table-cell table:formula="of:=&quot;delete from macd_simulation_result_&quot; &amp;[.B15] &amp; &quot; WHERE START &gt;= '2021-08-01';&quot;" office:value-type="string" office:string-value="delete from macd_simulation_result_kc WHERE START &gt;= '2021-08-01';" calcext:value-type="string">
            <text:p>delete from macd_simulation_result_kc WHERE START &gt;= '2021-08-01';</text:p>
          </table:table-cell>
          <table:table-cell table:formula="of:=&quot;insert into macd_simulation_result_&quot;&amp; [.B1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5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k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K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k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K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JP225</text:p>
          </table:table-cell>
          <table:table-cell table:formula="of:= LOWER([.A16])" office:value-type="string" office:string-value="jp225" calcext:value-type="string">
            <text:p>jp225</text:p>
          </table:table-cell>
          <table:table-cell table:formula="of:=&quot;CREATE TABLE public.macd_simulation_result_&quot; &amp; [.B16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6] &amp; &quot;_pk PRIMARY KEY ( start, &quot;&amp;CHAR(34)&amp;&quot;end&quot;&amp;CHAR(34)&amp;&quot;, slow, fast, resolution, smoothing, ema_period, closing_strategy, opening_strategy, period ) );  CREATE INDEX macd_simulation_result_idx_&quot; &amp; [.B16] &amp; &quot;_1 ON public.macd_simulation_result_&quot; &amp; [.B16] &amp; &quot; USING btree (resolution, slow, fast, smoothing, ema_period, closing_strategy, opening_strategy, period);&quot;" office:value-type="string" office:string-value="CREATE TABLE public.macd_simulation_result_jp225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jp225_pk PRIMARY KEY ( start, &quot;end&quot;, slow, fast, resolution, smoothing, ema_period, closing_strategy, opening_strategy, period ) );  CREATE INDEX macd_simulation_result_idx_jp225_1 ON public.macd_simulation_result_jp225 USING btree (resolution, slow, fast, smoothing, ema_period, closing_strategy, opening_strategy, period);" calcext:value-type="string">
            <text:p>CREATE TABLE public.macd_simulation_result_jp225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jp225_pk PRIMARY KEY ( start, "end", slow, fast, resolution, smoothing, ema_period, closing_strategy, opening_strategy, period ) ); <text:s/>CREATE INDEX macd_simulation_result_idx_jp225_1 ON public.macd_simulation_result_jp225 USING btree (resolution, slow, fast, smoothing, ema_period, closing_strategy, opening_strategy, period);</text:p>
          </table:table-cell>
          <table:table-cell table:formula="of:=&quot;insert into macd_simulation_result_&quot;&amp;[.B16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6]&amp;&quot;';&quot;" office:value-type="string" office:string-value="insert into macd_simulation_result_jp225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JP225';" calcext:value-type="string">
            <text:p>insert into macd_simulation_result_jp225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JP225';</text:p>
          </table:table-cell>
          <table:table-cell table:formula="of:=&quot;delete from macd_simulation_result_&quot; &amp;[.B16] &amp; &quot; WHERE START &gt;= '2021-08-01';&quot;" office:value-type="string" office:string-value="delete from macd_simulation_result_jp225 WHERE START &gt;= '2021-08-01';" calcext:value-type="string">
            <text:p>delete from macd_simulation_result_jp225 WHERE START &gt;= '2021-08-01';</text:p>
          </table:table-cell>
          <table:table-cell table:formula="of:=&quot;insert into macd_simulation_result_&quot;&amp; [.B1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6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jp225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JP225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jp225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JP225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HSCE</text:p>
          </table:table-cell>
          <table:table-cell table:formula="of:= LOWER([.A17])" office:value-type="string" office:string-value="hsce" calcext:value-type="string">
            <text:p>hsce</text:p>
          </table:table-cell>
          <table:table-cell table:formula="of:=&quot;CREATE TABLE public.macd_simulation_result_&quot; &amp; [.B17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7] &amp; &quot;_pk PRIMARY KEY ( start, &quot;&amp;CHAR(34)&amp;&quot;end&quot;&amp;CHAR(34)&amp;&quot;, slow, fast, resolution, smoothing, ema_period, closing_strategy, opening_strategy, period ) );  CREATE INDEX macd_simulation_result_idx_&quot; &amp; [.B17] &amp; &quot;_1 ON public.macd_simulation_result_&quot; &amp; [.B17] &amp; &quot; USING btree (resolution, slow, fast, smoothing, ema_period, closing_strategy, opening_strategy, period);&quot;" office:value-type="string" office:string-value="CREATE TABLE public.macd_simulation_result_hsce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hsce_pk PRIMARY KEY ( start, &quot;end&quot;, slow, fast, resolution, smoothing, ema_period, closing_strategy, opening_strategy, period ) );  CREATE INDEX macd_simulation_result_idx_hsce_1 ON public.macd_simulation_result_hsce USING btree (resolution, slow, fast, smoothing, ema_period, closing_strategy, opening_strategy, period);" calcext:value-type="string">
            <text:p>CREATE TABLE public.macd_simulation_result_hsce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hsce_pk PRIMARY KEY ( start, "end", slow, fast, resolution, smoothing, ema_period, closing_strategy, opening_strategy, period ) ); <text:s/>CREATE INDEX macd_simulation_result_idx_hsce_1 ON public.macd_simulation_result_hsce USING btree (resolution, slow, fast, smoothing, ema_period, closing_strategy, opening_strategy, period);</text:p>
          </table:table-cell>
          <table:table-cell table:formula="of:=&quot;insert into macd_simulation_result_&quot;&amp;[.B17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7]&amp;&quot;';&quot;" office:value-type="string" office:string-value="insert into macd_simulation_result_hsce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HSCE';" calcext:value-type="string">
            <text:p>insert into macd_simulation_result_hsce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HSCE';</text:p>
          </table:table-cell>
          <table:table-cell table:formula="of:=&quot;delete from macd_simulation_result_&quot; &amp;[.B17] &amp; &quot; WHERE START &gt;= '2021-08-01';&quot;" office:value-type="string" office:string-value="delete from macd_simulation_result_hsce WHERE START &gt;= '2021-08-01';" calcext:value-type="string">
            <text:p>delete from macd_simulation_result_hsce WHERE START &gt;= '2021-08-01';</text:p>
          </table:table-cell>
          <table:table-cell table:formula="of:=&quot;insert into macd_simulation_result_&quot;&amp; [.B1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7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hsce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HSCE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hsce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HSCE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table:formula="of:= LOWER([.A18])" office:value-type="string" office:string-value="btc" calcext:value-type="string">
            <text:p>btc</text:p>
          </table:table-cell>
          <table:table-cell table:formula="of:=&quot;CREATE TABLE public.macd_simulation_result_&quot; &amp; [.B18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8] &amp; &quot;_pk PRIMARY KEY ( start, &quot;&amp;CHAR(34)&amp;&quot;end&quot;&amp;CHAR(34)&amp;&quot;, slow, fast, resolution, smoothing, ema_period, closing_strategy, opening_strategy, period ) );  CREATE INDEX macd_simulation_result_idx_&quot; &amp; [.B18] &amp; &quot;_1 ON public.macd_simulation_result_&quot; &amp; [.B18] &amp; &quot; USING btree (resolution, slow, fast, smoothing, ema_period, closing_strategy, opening_strategy, period);&quot;" office:value-type="string" office:string-value="CREATE TABLE public.macd_simulation_result_bt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btc_pk PRIMARY KEY ( start, &quot;end&quot;, slow, fast, resolution, smoothing, ema_period, closing_strategy, opening_strategy, period ) );  CREATE INDEX macd_simulation_result_idx_btc_1 ON public.macd_simulation_result_btc USING btree (resolution, slow, fast, smoothing, ema_period, closing_strategy, opening_strategy, period);" calcext:value-type="string">
            <text:p>CREATE TABLE public.macd_simulation_result_bt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btc_pk PRIMARY KEY ( start, "end", slow, fast, resolution, smoothing, ema_period, closing_strategy, opening_strategy, period ) ); <text:s/>CREATE INDEX macd_simulation_result_idx_btc_1 ON public.macd_simulation_result_btc USING btree (resolution, slow, fast, smoothing, ema_period, closing_strategy, opening_strategy, period);</text:p>
          </table:table-cell>
          <table:table-cell table:formula="of:=&quot;insert into macd_simulation_result_&quot;&amp;[.B18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8]&amp;&quot;';&quot;" office:value-type="string" office:string-value="insert into macd_simulation_result_bt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BTC';" calcext:value-type="string">
            <text:p>insert into macd_simulation_result_bt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BTC';</text:p>
          </table:table-cell>
          <table:table-cell table:formula="of:=&quot;delete from macd_simulation_result_&quot; &amp;[.B18] &amp; &quot; WHERE START &gt;= '2021-08-01';&quot;" office:value-type="string" office:string-value="delete from macd_simulation_result_btc WHERE START &gt;= '2021-08-01';" calcext:value-type="string">
            <text:p>delete from macd_simulation_result_btc WHERE START &gt;= '2021-08-01';</text:p>
          </table:table-cell>
          <table:table-cell table:formula="of:=&quot;insert into macd_simulation_result_&quot;&amp; [.B1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8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bt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BT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bt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BT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US500</text:p>
          </table:table-cell>
          <table:table-cell table:formula="of:= LOWER([.A19])" office:value-type="string" office:string-value="us500" calcext:value-type="string">
            <text:p>us500</text:p>
          </table:table-cell>
          <table:table-cell table:formula="of:=&quot;CREATE TABLE public.macd_simulation_result_&quot; &amp; [.B19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9] &amp; &quot;_pk PRIMARY KEY ( start, &quot;&amp;CHAR(34)&amp;&quot;end&quot;&amp;CHAR(34)&amp;&quot;, slow, fast, resolution, smoothing, ema_period, closing_strategy, opening_strategy, period ) );  CREATE INDEX macd_simulation_result_idx_&quot; &amp; [.B19] &amp; &quot;_1 ON public.macd_simulation_result_&quot; &amp; [.B19] &amp; &quot; USING btree (resolution, slow, fast, smoothing, ema_period, closing_strategy, opening_strategy, period);&quot;" office:value-type="string" office:string-value="CREATE TABLE public.macd_simulation_result_us50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us500_pk PRIMARY KEY ( start, &quot;end&quot;, slow, fast, resolution, smoothing, ema_period, closing_strategy, opening_strategy, period ) );  CREATE INDEX macd_simulation_result_idx_us500_1 ON public.macd_simulation_result_us500 USING btree (resolution, slow, fast, smoothing, ema_period, closing_strategy, opening_strategy, period);" calcext:value-type="string">
            <text:p>CREATE TABLE public.macd_simulation_result_us50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us500_pk PRIMARY KEY ( start, "end", slow, fast, resolution, smoothing, ema_period, closing_strategy, opening_strategy, period ) ); <text:s/>CREATE INDEX macd_simulation_result_idx_us500_1 ON public.macd_simulation_result_us500 USING btree (resolution, slow, fast, smoothing, ema_period, closing_strategy, opening_strategy, period);</text:p>
          </table:table-cell>
          <table:table-cell table:formula="of:=&quot;insert into macd_simulation_result_&quot;&amp;[.B19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9]&amp;&quot;';&quot;" office:value-type="string" office:string-value="insert into macd_simulation_result_us50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US500';" calcext:value-type="string">
            <text:p>insert into macd_simulation_result_us50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US500';</text:p>
          </table:table-cell>
          <table:table-cell table:formula="of:=&quot;delete from macd_simulation_result_&quot; &amp;[.B19] &amp; &quot; WHERE START &gt;= '2021-08-01';&quot;" office:value-type="string" office:string-value="delete from macd_simulation_result_us500 WHERE START &gt;= '2021-08-01';" calcext:value-type="string">
            <text:p>delete from macd_simulation_result_us500 WHERE START &gt;= '2021-08-01';</text:p>
          </table:table-cell>
          <table:table-cell table:formula="of:=&quot;insert into macd_simulation_result_&quot;&amp; [.B1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9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us50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US50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us50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US50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UK100</text:p>
          </table:table-cell>
          <table:table-cell table:formula="of:= LOWER([.A20])" office:value-type="string" office:string-value="uk100" calcext:value-type="string">
            <text:p>uk100</text:p>
          </table:table-cell>
          <table:table-cell table:formula="of:=&quot;CREATE TABLE public.macd_simulation_result_&quot; &amp; [.B20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0] &amp; &quot;_pk PRIMARY KEY ( start, &quot;&amp;CHAR(34)&amp;&quot;end&quot;&amp;CHAR(34)&amp;&quot;, slow, fast, resolution, smoothing, ema_period, closing_strategy, opening_strategy, period ) );  CREATE INDEX macd_simulation_result_idx_&quot; &amp; [.B20] &amp; &quot;_1 ON public.macd_simulation_result_&quot; &amp; [.B20] &amp; &quot; USING btree (resolution, slow, fast, smoothing, ema_period, closing_strategy, opening_strategy, period);&quot;" office:value-type="string" office:string-value="CREATE TABLE public.macd_simulation_result_uk10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uk100_pk PRIMARY KEY ( start, &quot;end&quot;, slow, fast, resolution, smoothing, ema_period, closing_strategy, opening_strategy, period ) );  CREATE INDEX macd_simulation_result_idx_uk100_1 ON public.macd_simulation_result_uk100 USING btree (resolution, slow, fast, smoothing, ema_period, closing_strategy, opening_strategy, period);" calcext:value-type="string">
            <text:p>CREATE TABLE public.macd_simulation_result_uk10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uk100_pk PRIMARY KEY ( start, "end", slow, fast, resolution, smoothing, ema_period, closing_strategy, opening_strategy, period ) ); <text:s/>CREATE INDEX macd_simulation_result_idx_uk100_1 ON public.macd_simulation_result_uk100 USING btree (resolution, slow, fast, smoothing, ema_period, closing_strategy, opening_strategy, period);</text:p>
          </table:table-cell>
          <table:table-cell table:formula="of:=&quot;insert into macd_simulation_result_&quot;&amp;[.B20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0]&amp;&quot;';&quot;" office:value-type="string" office:string-value="insert into macd_simulation_result_uk10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UK100';" calcext:value-type="string">
            <text:p>insert into macd_simulation_result_uk10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UK100';</text:p>
          </table:table-cell>
          <table:table-cell table:formula="of:=&quot;delete from macd_simulation_result_&quot; &amp;[.B20] &amp; &quot; WHERE START &gt;= '2021-08-01';&quot;" office:value-type="string" office:string-value="delete from macd_simulation_result_uk100 WHERE START &gt;= '2021-08-01';" calcext:value-type="string">
            <text:p>delete from macd_simulation_result_uk100 WHERE START &gt;= '2021-08-01';</text:p>
          </table:table-cell>
          <table:table-cell table:formula="of:=&quot;insert into macd_simulation_result_&quot;&amp; [.B2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0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uk10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UK10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uk10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UK10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DXY</text:p>
          </table:table-cell>
          <table:table-cell table:formula="of:= LOWER([.A21])" office:value-type="string" office:string-value="dxy" calcext:value-type="string">
            <text:p>dxy</text:p>
          </table:table-cell>
          <table:table-cell table:formula="of:=&quot;CREATE TABLE public.macd_simulation_result_&quot; &amp; [.B2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1] &amp; &quot;_pk PRIMARY KEY ( start, &quot;&amp;CHAR(34)&amp;&quot;end&quot;&amp;CHAR(34)&amp;&quot;, slow, fast, resolution, smoothing, ema_period, closing_strategy, opening_strategy, period ) );  CREATE INDEX macd_simulation_result_idx_&quot; &amp; [.B21] &amp; &quot;_1 ON public.macd_simulation_result_&quot; &amp; [.B21] &amp; &quot; USING btree (resolution, slow, fast, smoothing, ema_period, closing_strategy, opening_strategy, period);&quot;" office:value-type="string" office:string-value="CREATE TABLE public.macd_simulation_result_dxy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dxy_pk PRIMARY KEY ( start, &quot;end&quot;, slow, fast, resolution, smoothing, ema_period, closing_strategy, opening_strategy, period ) );  CREATE INDEX macd_simulation_result_idx_dxy_1 ON public.macd_simulation_result_dxy USING btree (resolution, slow, fast, smoothing, ema_period, closing_strategy, opening_strategy, period);" calcext:value-type="string">
            <text:p>CREATE TABLE public.macd_simulation_result_dxy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dxy_pk PRIMARY KEY ( start, "end", slow, fast, resolution, smoothing, ema_period, closing_strategy, opening_strategy, period ) ); <text:s/>CREATE INDEX macd_simulation_result_idx_dxy_1 ON public.macd_simulation_result_dxy USING btree (resolution, slow, fast, smoothing, ema_period, closing_strategy, opening_strategy, period);</text:p>
          </table:table-cell>
          <table:table-cell table:formula="of:=&quot;insert into macd_simulation_result_&quot;&amp;[.B2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1]&amp;&quot;';&quot;" office:value-type="string" office:string-value="insert into macd_simulation_result_dxy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DXY';" calcext:value-type="string">
            <text:p>insert into macd_simulation_result_dxy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DXY';</text:p>
          </table:table-cell>
          <table:table-cell table:formula="of:=&quot;delete from macd_simulation_result_&quot; &amp;[.B21] &amp; &quot; WHERE START &gt;= '2021-08-01';&quot;" office:value-type="string" office:string-value="delete from macd_simulation_result_dxy WHERE START &gt;= '2021-08-01';" calcext:value-type="string">
            <text:p>delete from macd_simulation_result_dxy WHERE START &gt;= '2021-08-01';</text:p>
          </table:table-cell>
          <table:table-cell table:formula="of:=&quot;insert into macd_simulation_result_&quot;&amp; [.B2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dxy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DXY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dxy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DXY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table:formula="of:= LOWER([.A22])" office:value-type="string" office:string-value="zs" calcext:value-type="string">
            <text:p>zs</text:p>
          </table:table-cell>
          <table:table-cell table:formula="of:=&quot;CREATE TABLE public.macd_simulation_result_&quot; &amp; [.B2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2] &amp; &quot;_pk PRIMARY KEY ( start, &quot;&amp;CHAR(34)&amp;&quot;end&quot;&amp;CHAR(34)&amp;&quot;, slow, fast, resolution, smoothing, ema_period, closing_strategy, opening_strategy, period ) );  CREATE INDEX macd_simulation_result_idx_&quot; &amp; [.B22] &amp; &quot;_1 ON public.macd_simulation_result_&quot; &amp; [.B22] &amp; &quot; USING btree (resolution, slow, fast, smoothing, ema_period, closing_strategy, opening_strategy, period);&quot;" office:value-type="string" office:string-value="CREATE TABLE public.macd_simulation_result_zs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s_pk PRIMARY KEY ( start, &quot;end&quot;, slow, fast, resolution, smoothing, ema_period, closing_strategy, opening_strategy, period ) );  CREATE INDEX macd_simulation_result_idx_zs_1 ON public.macd_simulation_result_zs USING btree (resolution, slow, fast, smoothing, ema_period, closing_strategy, opening_strategy, period);" calcext:value-type="string">
            <text:p>CREATE TABLE public.macd_simulation_result_zs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s_pk PRIMARY KEY ( start, "end", slow, fast, resolution, smoothing, ema_period, closing_strategy, opening_strategy, period ) ); <text:s/>CREATE INDEX macd_simulation_result_idx_zs_1 ON public.macd_simulation_result_zs USING btree (resolution, slow, fast, smoothing, ema_period, closing_strategy, opening_strategy, period);</text:p>
          </table:table-cell>
          <table:table-cell table:formula="of:=&quot;insert into macd_simulation_result_&quot;&amp;[.B2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2]&amp;&quot;';&quot;" office:value-type="string" office:string-value="insert into macd_simulation_result_zs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S';" calcext:value-type="string">
            <text:p>insert into macd_simulation_result_zs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S';</text:p>
          </table:table-cell>
          <table:table-cell table:formula="of:=&quot;delete from macd_simulation_result_&quot; &amp;[.B22] &amp; &quot; WHERE START &gt;= '2021-08-01';&quot;" office:value-type="string" office:string-value="delete from macd_simulation_result_zs WHERE START &gt;= '2021-08-01';" calcext:value-type="string">
            <text:p>delete from macd_simulation_result_zs WHERE START &gt;= '2021-08-01';</text:p>
          </table:table-cell>
          <table:table-cell table:formula="of:=&quot;insert into macd_simulation_result_&quot;&amp; [.B2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s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S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s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S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formula="of:= LOWER([.A23])" office:value-type="string" office:string-value="ct" calcext:value-type="string">
            <text:p>ct</text:p>
          </table:table-cell>
          <table:table-cell table:formula="of:=&quot;CREATE TABLE public.macd_simulation_result_&quot; &amp; [.B2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3] &amp; &quot;_pk PRIMARY KEY ( start, &quot;&amp;CHAR(34)&amp;&quot;end&quot;&amp;CHAR(34)&amp;&quot;, slow, fast, resolution, smoothing, ema_period, closing_strategy, opening_strategy, period ) );  CREATE INDEX macd_simulation_result_idx_&quot; &amp; [.B23] &amp; &quot;_1 ON public.macd_simulation_result_&quot; &amp; [.B23] &amp; &quot; USING btree (resolution, slow, fast, smoothing, ema_period, closing_strategy, opening_strategy, period);&quot;" office:value-type="string" office:string-value="CREATE TABLE public.macd_simulation_result_ct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t_pk PRIMARY KEY ( start, &quot;end&quot;, slow, fast, resolution, smoothing, ema_period, closing_strategy, opening_strategy, period ) );  CREATE INDEX macd_simulation_result_idx_ct_1 ON public.macd_simulation_result_ct USING btree (resolution, slow, fast, smoothing, ema_period, closing_strategy, opening_strategy, period);" calcext:value-type="string">
            <text:p>CREATE TABLE public.macd_simulation_result_ct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t_pk PRIMARY KEY ( start, "end", slow, fast, resolution, smoothing, ema_period, closing_strategy, opening_strategy, period ) ); <text:s/>CREATE INDEX macd_simulation_result_idx_ct_1 ON public.macd_simulation_result_ct USING btree (resolution, slow, fast, smoothing, ema_period, closing_strategy, opening_strategy, period);</text:p>
          </table:table-cell>
          <table:table-cell table:formula="of:=&quot;insert into macd_simulation_result_&quot;&amp;[.B2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3]&amp;&quot;';&quot;" office:value-type="string" office:string-value="insert into macd_simulation_result_ct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T';" calcext:value-type="string">
            <text:p>insert into macd_simulation_result_ct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T';</text:p>
          </table:table-cell>
          <table:table-cell table:formula="of:=&quot;delete from macd_simulation_result_&quot; &amp;[.B23] &amp; &quot; WHERE START &gt;= '2021-08-01';&quot;" office:value-type="string" office:string-value="delete from macd_simulation_result_ct WHERE START &gt;= '2021-08-01';" calcext:value-type="string">
            <text:p>delete from macd_simulation_result_ct WHERE START &gt;= '2021-08-01';</text:p>
          </table:table-cell>
          <table:table-cell table:formula="of:=&quot;insert into macd_simulation_result_&quot;&amp; [.B2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t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T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t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T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NZDUSD</text:p>
          </table:table-cell>
          <table:table-cell table:formula="of:= LOWER([.A24])" office:value-type="string" office:string-value="nzdusd" calcext:value-type="string">
            <text:p>nzdusd</text:p>
          </table:table-cell>
          <table:table-cell table:formula="of:=&quot;CREATE TABLE public.macd_simulation_result_&quot; &amp; [.B24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4] &amp; &quot;_pk PRIMARY KEY ( start, &quot;&amp;CHAR(34)&amp;&quot;end&quot;&amp;CHAR(34)&amp;&quot;, slow, fast, resolution, smoothing, ema_period, closing_strategy, opening_strategy, period ) );  CREATE INDEX macd_simulation_result_idx_&quot; &amp; [.B24] &amp; &quot;_1 ON public.macd_simulation_result_&quot; &amp; [.B24] &amp; &quot; USING btree (resolution, slow, fast, smoothing, ema_period, closing_strategy, opening_strategy, period);&quot;" office:value-type="string" office:string-value="CREATE TABLE public.macd_simulation_result_nzd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nzdusd_pk PRIMARY KEY ( start, &quot;end&quot;, slow, fast, resolution, smoothing, ema_period, closing_strategy, opening_strategy, period ) );  CREATE INDEX macd_simulation_result_idx_nzdusd_1 ON public.macd_simulation_result_nzdusd USING btree (resolution, slow, fast, smoothing, ema_period, closing_strategy, opening_strategy, period);" calcext:value-type="string">
            <text:p>CREATE TABLE public.macd_simulation_result_nzd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nzdusd_pk PRIMARY KEY ( start, "end", slow, fast, resolution, smoothing, ema_period, closing_strategy, opening_strategy, period ) ); <text:s/>CREATE INDEX macd_simulation_result_idx_nzdusd_1 ON public.macd_simulation_result_nzdusd USING btree (resolution, slow, fast, smoothing, ema_period, closing_strategy, opening_strategy, period);</text:p>
          </table:table-cell>
          <table:table-cell table:formula="of:=&quot;insert into macd_simulation_result_&quot;&amp;[.B24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4]&amp;&quot;';&quot;" office:value-type="string" office:string-value="insert into macd_simulation_result_nzd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NZDUSD';" calcext:value-type="string">
            <text:p>insert into macd_simulation_result_nzd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NZDUSD';</text:p>
          </table:table-cell>
          <table:table-cell table:formula="of:=&quot;delete from macd_simulation_result_&quot; &amp;[.B24] &amp; &quot; WHERE START &gt;= '2021-08-01';&quot;" office:value-type="string" office:string-value="delete from macd_simulation_result_nzdusd WHERE START &gt;= '2021-08-01';" calcext:value-type="string">
            <text:p>delete from macd_simulation_result_nzdusd WHERE START &gt;= '2021-08-01';</text:p>
          </table:table-cell>
          <table:table-cell table:formula="of:=&quot;insert into macd_simulation_result_&quot;&amp; [.B2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4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nzd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NZD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nzd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NZD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formula="of:= LOWER([.A25])" office:value-type="string" office:string-value="pl" calcext:value-type="string">
            <text:p>pl</text:p>
          </table:table-cell>
          <table:table-cell table:formula="of:=&quot;CREATE TABLE public.macd_simulation_result_&quot; &amp; [.B25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5] &amp; &quot;_pk PRIMARY KEY ( start, &quot;&amp;CHAR(34)&amp;&quot;end&quot;&amp;CHAR(34)&amp;&quot;, slow, fast, resolution, smoothing, ema_period, closing_strategy, opening_strategy, period ) );  CREATE INDEX macd_simulation_result_idx_&quot; &amp; [.B25] &amp; &quot;_1 ON public.macd_simulation_result_&quot; &amp; [.B25] &amp; &quot; USING btree (resolution, slow, fast, smoothing, ema_period, closing_strategy, opening_strategy, period);&quot;" office:value-type="string" office:string-value="CREATE TABLE public.macd_simulation_result_pl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pl_pk PRIMARY KEY ( start, &quot;end&quot;, slow, fast, resolution, smoothing, ema_period, closing_strategy, opening_strategy, period ) );  CREATE INDEX macd_simulation_result_idx_pl_1 ON public.macd_simulation_result_pl USING btree (resolution, slow, fast, smoothing, ema_period, closing_strategy, opening_strategy, period);" calcext:value-type="string">
            <text:p>CREATE TABLE public.macd_simulation_result_pl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pl_pk PRIMARY KEY ( start, "end", slow, fast, resolution, smoothing, ema_period, closing_strategy, opening_strategy, period ) ); <text:s/>CREATE INDEX macd_simulation_result_idx_pl_1 ON public.macd_simulation_result_pl USING btree (resolution, slow, fast, smoothing, ema_period, closing_strategy, opening_strategy, period);</text:p>
          </table:table-cell>
          <table:table-cell table:formula="of:=&quot;insert into macd_simulation_result_&quot;&amp;[.B25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5]&amp;&quot;';&quot;" office:value-type="string" office:string-value="insert into macd_simulation_result_pl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PL';" calcext:value-type="string">
            <text:p>insert into macd_simulation_result_pl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PL';</text:p>
          </table:table-cell>
          <table:table-cell table:formula="of:=&quot;delete from macd_simulation_result_&quot; &amp;[.B25] &amp; &quot; WHERE START &gt;= '2021-08-01';&quot;" office:value-type="string" office:string-value="delete from macd_simulation_result_pl WHERE START &gt;= '2021-08-01';" calcext:value-type="string">
            <text:p>delete from macd_simulation_result_pl WHERE START &gt;= '2021-08-01';</text:p>
          </table:table-cell>
          <table:table-cell table:formula="of:=&quot;insert into macd_simulation_result_&quot;&amp; [.B2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5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pl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PL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pl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PL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XAGUSD</text:p>
          </table:table-cell>
          <table:table-cell table:formula="of:= LOWER([.A26])" office:value-type="string" office:string-value="xagusd" calcext:value-type="string">
            <text:p>xagusd</text:p>
          </table:table-cell>
          <table:table-cell table:formula="of:=&quot;CREATE TABLE public.macd_simulation_result_&quot; &amp; [.B26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6] &amp; &quot;_pk PRIMARY KEY ( start, &quot;&amp;CHAR(34)&amp;&quot;end&quot;&amp;CHAR(34)&amp;&quot;, slow, fast, resolution, smoothing, ema_period, closing_strategy, opening_strategy, period ) );  CREATE INDEX macd_simulation_result_idx_&quot; &amp; [.B26] &amp; &quot;_1 ON public.macd_simulation_result_&quot; &amp; [.B26] &amp; &quot; USING btree (resolution, slow, fast, smoothing, ema_period, closing_strategy, opening_strategy, period);&quot;" office:value-type="string" office:string-value="CREATE TABLE public.macd_simulation_result_xag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xagusd_pk PRIMARY KEY ( start, &quot;end&quot;, slow, fast, resolution, smoothing, ema_period, closing_strategy, opening_strategy, period ) );  CREATE INDEX macd_simulation_result_idx_xagusd_1 ON public.macd_simulation_result_xagusd USING btree (resolution, slow, fast, smoothing, ema_period, closing_strategy, opening_strategy, period);" calcext:value-type="string">
            <text:p>CREATE TABLE public.macd_simulation_result_xag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xagusd_pk PRIMARY KEY ( start, "end", slow, fast, resolution, smoothing, ema_period, closing_strategy, opening_strategy, period ) ); <text:s/>CREATE INDEX macd_simulation_result_idx_xagusd_1 ON public.macd_simulation_result_xagusd USING btree (resolution, slow, fast, smoothing, ema_period, closing_strategy, opening_strategy, period);</text:p>
          </table:table-cell>
          <table:table-cell table:formula="of:=&quot;insert into macd_simulation_result_&quot;&amp;[.B26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6]&amp;&quot;';&quot;" office:value-type="string" office:string-value="insert into macd_simulation_result_xag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XAGUSD';" calcext:value-type="string">
            <text:p>insert into macd_simulation_result_xag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XAGUSD';</text:p>
          </table:table-cell>
          <table:table-cell table:formula="of:=&quot;delete from macd_simulation_result_&quot; &amp;[.B26] &amp; &quot; WHERE START &gt;= '2021-08-01';&quot;" office:value-type="string" office:string-value="delete from macd_simulation_result_xagusd WHERE START &gt;= '2021-08-01';" calcext:value-type="string">
            <text:p>delete from macd_simulation_result_xagusd WHERE START &gt;= '2021-08-01';</text:p>
          </table:table-cell>
          <table:table-cell table:formula="of:=&quot;insert into macd_simulation_result_&quot;&amp; [.B2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6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xag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XAG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xag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XAG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HFUSD</text:p>
          </table:table-cell>
          <table:table-cell table:formula="of:= LOWER([.A27])" office:value-type="string" office:string-value="chfusd" calcext:value-type="string">
            <text:p>chfusd</text:p>
          </table:table-cell>
          <table:table-cell table:formula="of:=&quot;CREATE TABLE public.macd_simulation_result_&quot; &amp; [.B27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7] &amp; &quot;_pk PRIMARY KEY ( start, &quot;&amp;CHAR(34)&amp;&quot;end&quot;&amp;CHAR(34)&amp;&quot;, slow, fast, resolution, smoothing, ema_period, closing_strategy, opening_strategy, period ) );  CREATE INDEX macd_simulation_result_idx_&quot; &amp; [.B27] &amp; &quot;_1 ON public.macd_simulation_result_&quot; &amp; [.B27] &amp; &quot; USING btree (resolution, slow, fast, smoothing, ema_period, closing_strategy, opening_strategy, period);&quot;" office:value-type="string" office:string-value="CREATE TABLE public.macd_simulation_result_chf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hfusd_pk PRIMARY KEY ( start, &quot;end&quot;, slow, fast, resolution, smoothing, ema_period, closing_strategy, opening_strategy, period ) );  CREATE INDEX macd_simulation_result_idx_chfusd_1 ON public.macd_simulation_result_chfusd USING btree (resolution, slow, fast, smoothing, ema_period, closing_strategy, opening_strategy, period);" calcext:value-type="string">
            <text:p>CREATE TABLE public.macd_simulation_result_chf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hfusd_pk PRIMARY KEY ( start, "end", slow, fast, resolution, smoothing, ema_period, closing_strategy, opening_strategy, period ) ); <text:s/>CREATE INDEX macd_simulation_result_idx_chfusd_1 ON public.macd_simulation_result_chfusd USING btree (resolution, slow, fast, smoothing, ema_period, closing_strategy, opening_strategy, period);</text:p>
          </table:table-cell>
          <table:table-cell table:formula="of:=&quot;insert into macd_simulation_result_&quot;&amp;[.B27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7]&amp;&quot;';&quot;" office:value-type="string" office:string-value="insert into macd_simulation_result_chf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HFUSD';" calcext:value-type="string">
            <text:p>insert into macd_simulation_result_chf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HFUSD';</text:p>
          </table:table-cell>
          <table:table-cell table:formula="of:=&quot;delete from macd_simulation_result_&quot; &amp;[.B27] &amp; &quot; WHERE START &gt;= '2021-08-01';&quot;" office:value-type="string" office:string-value="delete from macd_simulation_result_chfusd WHERE START &gt;= '2021-08-01';" calcext:value-type="string">
            <text:p>delete from macd_simulation_result_chfusd WHERE START &gt;= '2021-08-01';</text:p>
          </table:table-cell>
          <table:table-cell table:formula="of:=&quot;insert into macd_simulation_result_&quot;&amp; [.B2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7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hf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HF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hf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HF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I</text:p>
          </table:table-cell>
          <table:table-cell table:formula="of:= LOWER([.A28])" office:value-type="string" office:string-value="zi" calcext:value-type="string">
            <text:p>zi</text:p>
          </table:table-cell>
          <table:table-cell table:formula="of:=&quot;CREATE TABLE public.macd_simulation_result_&quot; &amp; [.B28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8] &amp; &quot;_pk PRIMARY KEY ( start, &quot;&amp;CHAR(34)&amp;&quot;end&quot;&amp;CHAR(34)&amp;&quot;, slow, fast, resolution, smoothing, ema_period, closing_strategy, opening_strategy, period ) );  CREATE INDEX macd_simulation_result_idx_&quot; &amp; [.B28] &amp; &quot;_1 ON public.macd_simulation_result_&quot; &amp; [.B28] &amp; &quot; USING btree (resolution, slow, fast, smoothing, ema_period, closing_strategy, opening_strategy, period);&quot;" office:value-type="string" office:string-value="CREATE TABLE public.macd_simulation_result_zi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i_pk PRIMARY KEY ( start, &quot;end&quot;, slow, fast, resolution, smoothing, ema_period, closing_strategy, opening_strategy, period ) );  CREATE INDEX macd_simulation_result_idx_zi_1 ON public.macd_simulation_result_zi USING btree (resolution, slow, fast, smoothing, ema_period, closing_strategy, opening_strategy, period);" calcext:value-type="string">
            <text:p>CREATE TABLE public.macd_simulation_result_zi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i_pk PRIMARY KEY ( start, "end", slow, fast, resolution, smoothing, ema_period, closing_strategy, opening_strategy, period ) ); <text:s/>CREATE INDEX macd_simulation_result_idx_zi_1 ON public.macd_simulation_result_zi USING btree (resolution, slow, fast, smoothing, ema_period, closing_strategy, opening_strategy, period);</text:p>
          </table:table-cell>
          <table:table-cell table:formula="of:=&quot;insert into macd_simulation_result_&quot;&amp;[.B28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8]&amp;&quot;';&quot;" office:value-type="string" office:string-value="insert into macd_simulation_result_zi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I';" calcext:value-type="string">
            <text:p>insert into macd_simulation_result_zi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I';</text:p>
          </table:table-cell>
          <table:table-cell table:formula="of:=&quot;delete from macd_simulation_result_&quot; &amp;[.B28] &amp; &quot; WHERE START &gt;= '2021-08-01';&quot;" office:value-type="string" office:string-value="delete from macd_simulation_result_zi WHERE START &gt;= '2021-08-01';" calcext:value-type="string">
            <text:p>delete from macd_simulation_result_zi WHERE START &gt;= '2021-08-01';</text:p>
          </table:table-cell>
          <table:table-cell table:formula="of:=&quot;insert into macd_simulation_result_&quot;&amp; [.B2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8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i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I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i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I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formula="of:= LOWER([.A29])" office:value-type="string" office:string-value="cc" calcext:value-type="string">
            <text:p>cc</text:p>
          </table:table-cell>
          <table:table-cell table:formula="of:=&quot;CREATE TABLE public.macd_simulation_result_&quot; &amp; [.B29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9] &amp; &quot;_pk PRIMARY KEY ( start, &quot;&amp;CHAR(34)&amp;&quot;end&quot;&amp;CHAR(34)&amp;&quot;, slow, fast, resolution, smoothing, ema_period, closing_strategy, opening_strategy, period ) );  CREATE INDEX macd_simulation_result_idx_&quot; &amp; [.B29] &amp; &quot;_1 ON public.macd_simulation_result_&quot; &amp; [.B29] &amp; &quot; USING btree (resolution, slow, fast, smoothing, ema_period, closing_strategy, opening_strategy, period);&quot;" office:value-type="string" office:string-value="CREATE TABLE public.macd_simulation_result_c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c_pk PRIMARY KEY ( start, &quot;end&quot;, slow, fast, resolution, smoothing, ema_period, closing_strategy, opening_strategy, period ) );  CREATE INDEX macd_simulation_result_idx_cc_1 ON public.macd_simulation_result_cc USING btree (resolution, slow, fast, smoothing, ema_period, closing_strategy, opening_strategy, period);" calcext:value-type="string">
            <text:p>CREATE TABLE public.macd_simulation_result_c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c_pk PRIMARY KEY ( start, "end", slow, fast, resolution, smoothing, ema_period, closing_strategy, opening_strategy, period ) ); <text:s/>CREATE INDEX macd_simulation_result_idx_cc_1 ON public.macd_simulation_result_cc USING btree (resolution, slow, fast, smoothing, ema_period, closing_strategy, opening_strategy, period);</text:p>
          </table:table-cell>
          <table:table-cell table:formula="of:=&quot;insert into macd_simulation_result_&quot;&amp;[.B29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9]&amp;&quot;';&quot;" office:value-type="string" office:string-value="insert into macd_simulation_result_c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C';" calcext:value-type="string">
            <text:p>insert into macd_simulation_result_c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C';</text:p>
          </table:table-cell>
          <table:table-cell table:formula="of:=&quot;delete from macd_simulation_result_&quot; &amp;[.B29] &amp; &quot; WHERE START &gt;= '2021-08-01';&quot;" office:value-type="string" office:string-value="delete from macd_simulation_result_cc WHERE START &gt;= '2021-08-01';" calcext:value-type="string">
            <text:p>delete from macd_simulation_result_cc WHERE START &gt;= '2021-08-01';</text:p>
          </table:table-cell>
          <table:table-cell table:formula="of:=&quot;insert into macd_simulation_result_&quot;&amp; [.B2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9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table:formula="of:= LOWER([.A30])" office:value-type="string" office:string-value="ng" calcext:value-type="string">
            <text:p>ng</text:p>
          </table:table-cell>
          <table:table-cell table:formula="of:=&quot;CREATE TABLE public.macd_simulation_result_&quot; &amp; [.B30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0] &amp; &quot;_pk PRIMARY KEY ( start, &quot;&amp;CHAR(34)&amp;&quot;end&quot;&amp;CHAR(34)&amp;&quot;, slow, fast, resolution, smoothing, ema_period, closing_strategy, opening_strategy, period ) );  CREATE INDEX macd_simulation_result_idx_&quot; &amp; [.B30] &amp; &quot;_1 ON public.macd_simulation_result_&quot; &amp; [.B30] &amp; &quot; USING btree (resolution, slow, fast, smoothing, ema_period, closing_strategy, opening_strategy, period);&quot;" office:value-type="string" office:string-value="CREATE TABLE public.macd_simulation_result_ng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ng_pk PRIMARY KEY ( start, &quot;end&quot;, slow, fast, resolution, smoothing, ema_period, closing_strategy, opening_strategy, period ) );  CREATE INDEX macd_simulation_result_idx_ng_1 ON public.macd_simulation_result_ng USING btree (resolution, slow, fast, smoothing, ema_period, closing_strategy, opening_strategy, period);" calcext:value-type="string">
            <text:p>CREATE TABLE public.macd_simulation_result_ng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ng_pk PRIMARY KEY ( start, "end", slow, fast, resolution, smoothing, ema_period, closing_strategy, opening_strategy, period ) ); <text:s/>CREATE INDEX macd_simulation_result_idx_ng_1 ON public.macd_simulation_result_ng USING btree (resolution, slow, fast, smoothing, ema_period, closing_strategy, opening_strategy, period);</text:p>
          </table:table-cell>
          <table:table-cell table:formula="of:=&quot;insert into macd_simulation_result_&quot;&amp;[.B30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0]&amp;&quot;';&quot;" office:value-type="string" office:string-value="insert into macd_simulation_result_ng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NG';" calcext:value-type="string">
            <text:p>insert into macd_simulation_result_ng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NG';</text:p>
          </table:table-cell>
          <table:table-cell table:formula="of:=&quot;delete from macd_simulation_result_&quot; &amp;[.B30] &amp; &quot; WHERE START &gt;= '2021-08-01';&quot;" office:value-type="string" office:string-value="delete from macd_simulation_result_ng WHERE START &gt;= '2021-08-01';" calcext:value-type="string">
            <text:p>delete from macd_simulation_result_ng WHERE START &gt;= '2021-08-01';</text:p>
          </table:table-cell>
          <table:table-cell table:formula="of:=&quot;insert into macd_simulation_result_&quot;&amp; [.B3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0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ng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NG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ng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NG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 LOWER([.A31])" office:value-type="string" office:string-value="t" calcext:value-type="string">
            <text:p>t</text:p>
          </table:table-cell>
          <table:table-cell table:formula="of:=&quot;CREATE TABLE public.macd_simulation_result_&quot; &amp; [.B3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1] &amp; &quot;_pk PRIMARY KEY ( start, &quot;&amp;CHAR(34)&amp;&quot;end&quot;&amp;CHAR(34)&amp;&quot;, slow, fast, resolution, smoothing, ema_period, closing_strategy, opening_strategy, period ) );  CREATE INDEX macd_simulation_result_idx_&quot; &amp; [.B31] &amp; &quot;_1 ON public.macd_simulation_result_&quot; &amp; [.B31] &amp; &quot; USING btree (resolution, slow, fast, smoothing, ema_period, closing_strategy, opening_strategy, period);&quot;" office:value-type="string" office:string-value="CREATE TABLE public.macd_simulation_result_t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t_pk PRIMARY KEY ( start, &quot;end&quot;, slow, fast, resolution, smoothing, ema_period, closing_strategy, opening_strategy, period ) );  CREATE INDEX macd_simulation_result_idx_t_1 ON public.macd_simulation_result_t USING btree (resolution, slow, fast, smoothing, ema_period, closing_strategy, opening_strategy, period);" calcext:value-type="string">
            <text:p>CREATE TABLE public.macd_simulation_result_t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t_pk PRIMARY KEY ( start, "end", slow, fast, resolution, smoothing, ema_period, closing_strategy, opening_strategy, period ) ); <text:s/>CREATE INDEX macd_simulation_result_idx_t_1 ON public.macd_simulation_result_t USING btree (resolution, slow, fast, smoothing, ema_period, closing_strategy, opening_strategy, period);</text:p>
          </table:table-cell>
          <table:table-cell table:formula="of:=&quot;insert into macd_simulation_result_&quot;&amp;[.B3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1]&amp;&quot;';&quot;" office:value-type="string" office:string-value="insert into macd_simulation_result_t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T';" calcext:value-type="string">
            <text:p>insert into macd_simulation_result_t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T';</text:p>
          </table:table-cell>
          <table:table-cell table:formula="of:=&quot;delete from macd_simulation_result_&quot; &amp;[.B31] &amp; &quot; WHERE START &gt;= '2021-08-01';&quot;" office:value-type="string" office:string-value="delete from macd_simulation_result_t WHERE START &gt;= '2021-08-01';" calcext:value-type="string">
            <text:p>delete from macd_simulation_result_t WHERE START &gt;= '2021-08-01';</text:p>
          </table:table-cell>
          <table:table-cell table:formula="of:=&quot;insert into macd_simulation_result_&quot;&amp; [.B3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t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T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t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T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AUDUSD</text:p>
          </table:table-cell>
          <table:table-cell table:formula="of:= LOWER([.A32])" office:value-type="string" office:string-value="audusd" calcext:value-type="string">
            <text:p>audusd</text:p>
          </table:table-cell>
          <table:table-cell table:formula="of:=&quot;CREATE TABLE public.macd_simulation_result_&quot; &amp; [.B3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2] &amp; &quot;_pk PRIMARY KEY ( start, &quot;&amp;CHAR(34)&amp;&quot;end&quot;&amp;CHAR(34)&amp;&quot;, slow, fast, resolution, smoothing, ema_period, closing_strategy, opening_strategy, period ) );  CREATE INDEX macd_simulation_result_idx_&quot; &amp; [.B32] &amp; &quot;_1 ON public.macd_simulation_result_&quot; &amp; [.B32] &amp; &quot; USING btree (resolution, slow, fast, smoothing, ema_period, closing_strategy, opening_strategy, period);&quot;" office:value-type="string" office:string-value="CREATE TABLE public.macd_simulation_result_aud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audusd_pk PRIMARY KEY ( start, &quot;end&quot;, slow, fast, resolution, smoothing, ema_period, closing_strategy, opening_strategy, period ) );  CREATE INDEX macd_simulation_result_idx_audusd_1 ON public.macd_simulation_result_audusd USING btree (resolution, slow, fast, smoothing, ema_period, closing_strategy, opening_strategy, period);" calcext:value-type="string">
            <text:p>CREATE TABLE public.macd_simulation_result_aud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audusd_pk PRIMARY KEY ( start, "end", slow, fast, resolution, smoothing, ema_period, closing_strategy, opening_strategy, period ) ); <text:s/>CREATE INDEX macd_simulation_result_idx_audusd_1 ON public.macd_simulation_result_audusd USING btree (resolution, slow, fast, smoothing, ema_period, closing_strategy, opening_strategy, period);</text:p>
          </table:table-cell>
          <table:table-cell table:formula="of:=&quot;insert into macd_simulation_result_&quot;&amp;[.B3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2]&amp;&quot;';&quot;" office:value-type="string" office:string-value="insert into macd_simulation_result_aud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AUDUSD';" calcext:value-type="string">
            <text:p>insert into macd_simulation_result_aud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AUDUSD';</text:p>
          </table:table-cell>
          <table:table-cell table:formula="of:=&quot;delete from macd_simulation_result_&quot; &amp;[.B32] &amp; &quot; WHERE START &gt;= '2021-08-01';&quot;" office:value-type="string" office:string-value="delete from macd_simulation_result_audusd WHERE START &gt;= '2021-08-01';" calcext:value-type="string">
            <text:p>delete from macd_simulation_result_audusd WHERE START &gt;= '2021-08-01';</text:p>
          </table:table-cell>
          <table:table-cell table:formula="of:=&quot;insert into macd_simulation_result_&quot;&amp; [.B3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aud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AUD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aud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AUD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IXIC</text:p>
          </table:table-cell>
          <table:table-cell table:formula="of:= LOWER([.A33])" office:value-type="string" office:string-value="ixic" calcext:value-type="string">
            <text:p>ixic</text:p>
          </table:table-cell>
          <table:table-cell table:formula="of:=&quot;CREATE TABLE public.macd_simulation_result_&quot; &amp; [.B3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3] &amp; &quot;_pk PRIMARY KEY ( start, &quot;&amp;CHAR(34)&amp;&quot;end&quot;&amp;CHAR(34)&amp;&quot;, slow, fast, resolution, smoothing, ema_period, closing_strategy, opening_strategy, period ) );  CREATE INDEX macd_simulation_result_idx_&quot; &amp; [.B33] &amp; &quot;_1 ON public.macd_simulation_result_&quot; &amp; [.B33] &amp; &quot; USING btree (resolution, slow, fast, smoothing, ema_period, closing_strategy, opening_strategy, period);&quot;" office:value-type="string" office:string-value="CREATE TABLE public.macd_simulation_result_ixi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ixic_pk PRIMARY KEY ( start, &quot;end&quot;, slow, fast, resolution, smoothing, ema_period, closing_strategy, opening_strategy, period ) );  CREATE INDEX macd_simulation_result_idx_ixic_1 ON public.macd_simulation_result_ixic USING btree (resolution, slow, fast, smoothing, ema_period, closing_strategy, opening_strategy, period);" calcext:value-type="string">
            <text:p>CREATE TABLE public.macd_simulation_result_ixi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ixic_pk PRIMARY KEY ( start, "end", slow, fast, resolution, smoothing, ema_period, closing_strategy, opening_strategy, period ) ); <text:s/>CREATE INDEX macd_simulation_result_idx_ixic_1 ON public.macd_simulation_result_ixic USING btree (resolution, slow, fast, smoothing, ema_period, closing_strategy, opening_strategy, period);</text:p>
          </table:table-cell>
          <table:table-cell table:formula="of:=&quot;insert into macd_simulation_result_&quot;&amp;[.B3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3]&amp;&quot;';&quot;" office:value-type="string" office:string-value="insert into macd_simulation_result_ixi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IXIC';" calcext:value-type="string">
            <text:p>insert into macd_simulation_result_ixi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IXIC';</text:p>
          </table:table-cell>
          <table:table-cell table:formula="of:=&quot;delete from macd_simulation_result_&quot; &amp;[.B33] &amp; &quot; WHERE START &gt;= '2021-08-01';&quot;" office:value-type="string" office:string-value="delete from macd_simulation_result_ixic WHERE START &gt;= '2021-08-01';" calcext:value-type="string">
            <text:p>delete from macd_simulation_result_ixic WHERE START &gt;= '2021-08-01';</text:p>
          </table:table-cell>
          <table:table-cell table:formula="of:=&quot;insert into macd_simulation_result_&quot;&amp; [.B3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ixi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IXI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ixi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IXI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CHI</text:p>
          </table:table-cell>
          <table:table-cell table:formula="of:= LOWER([.A1])" office:value-type="string" office:string-value="fchi" calcext:value-type="string">
            <text:p>fchi</text:p>
          </table:table-cell>
          <table:table-cell table:formula="of:=&quot;CREATE TABLE public.vendor_market_price_&quot; &amp; [.B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] &amp; &quot; PRIMARY KEY (provider, id, interval_min) ); CREATE INDEX vendor_market_price_&quot; &amp; [.B1] &amp; &quot;idx_1 ON public.vendor_market_price USING btree (&quot;&amp;CHAR(34) &amp;&quot;time&quot;&amp;CHAR(34) &amp;&quot;); &quot;" office:value-type="string" office:string-value="CREATE TABLE public.vendor_market_price_fchi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fchi PRIMARY KEY (provider, id, interval_min) ); CREATE INDEX vendor_market_price_fchiidx_1 ON public.vendor_market_price USING btree (&quot;time&quot;); " calcext:value-type="string">
            <text:p>CREATE TABLE public.vendor_market_price_fchi ( provider varchar(20) NOT NULL, id bigserial NOT NULL, high numeric(20, 10) NULL, low numeric(20, 10) NULL, "close" numeric(20, 10) NULL, "open" numeric(20, 10) NULL, "time" timestamptz NULL, interval_min int4 NOT NULL, CONSTRAINT vendor_market_price_pkey_fchi PRIMARY KEY (provider, id, interval_min) ); CREATE INDEX vendor_market_price_fchiidx_1 ON public.vendor_market_price USING btree ("time"); </text:p>
          </table:table-cell>
          <table:table-cell table:formula="of:=&quot;insert into public.vendor_market_price_&quot; &amp; [.B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] &amp;&quot;';&quot;" office:value-type="string" office:string-value="insert into public.vendor_market_price_fchi( provider, id, high, low, &quot;close&quot;, &quot;open&quot;, &quot;time&quot;, interval_min) select provider, id, high, low, &quot;close&quot;, &quot;open&quot;, &quot;time&quot;, interval_min from vendor_market_price where code = 'FCHI';" calcext:value-type="string">
            <text:p>insert into public.vendor_market_price_fchi( provider, id, high, low, "close", "open", "time", interval_min) select provider, id, high, low, "close", "open", "time", interval_min from vendor_market_price where code = 'FCHI';</text:p>
          </table:table-cell>
        </table:table-row>
        <table:table-row table:style-name="ro1">
          <table:table-cell office:value-type="string" calcext:value-type="string">
            <text:p>AXJO</text:p>
          </table:table-cell>
          <table:table-cell table:formula="of:= LOWER([.A2])" office:value-type="string" office:string-value="axjo" calcext:value-type="string">
            <text:p>axjo</text:p>
          </table:table-cell>
          <table:table-cell table:formula="of:=&quot;CREATE TABLE public.vendor_market_price_&quot; &amp; [.B2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] &amp; &quot; PRIMARY KEY (provider, id, interval_min) ); CREATE INDEX vendor_market_price_&quot; &amp; [.B2] &amp; &quot;idx_1 ON public.vendor_market_price USING btree (&quot;&amp;CHAR(34) &amp;&quot;time&quot;&amp;CHAR(34) &amp;&quot;); &quot;" office:value-type="string" office:string-value="CREATE TABLE public.vendor_market_price_axjo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axjo PRIMARY KEY (provider, id, interval_min) ); CREATE INDEX vendor_market_price_axjoidx_1 ON public.vendor_market_price USING btree (&quot;time&quot;); " calcext:value-type="string">
            <text:p>CREATE TABLE public.vendor_market_price_axjo ( provider varchar(20) NOT NULL, id bigserial NOT NULL, high numeric(20, 10) NULL, low numeric(20, 10) NULL, "close" numeric(20, 10) NULL, "open" numeric(20, 10) NULL, "time" timestamptz NULL, interval_min int4 NOT NULL, CONSTRAINT vendor_market_price_pkey_axjo PRIMARY KEY (provider, id, interval_min) ); CREATE INDEX vendor_market_price_axjoidx_1 ON public.vendor_market_price USING btree ("time"); </text:p>
          </table:table-cell>
          <table:table-cell table:formula="of:=&quot;insert into public.vendor_market_price_&quot; &amp; [.B2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] &amp;&quot;';&quot;" office:value-type="string" office:string-value="insert into public.vendor_market_price_axjo( provider, id, high, low, &quot;close&quot;, &quot;open&quot;, &quot;time&quot;, interval_min) select provider, id, high, low, &quot;close&quot;, &quot;open&quot;, &quot;time&quot;, interval_min from vendor_market_price where code = 'AXJO';" calcext:value-type="string">
            <text:p>insert into public.vendor_market_price_axjo( provider, id, high, low, "close", "open", "time", interval_min) select provider, id, high, low, "close", "open", "time", interval_min from vendor_market_price where code = 'AXJO';</text:p>
          </table:table-cell>
        </table:table-row>
        <table:table-row table:style-name="ro1">
          <table:table-cell office:value-type="string" calcext:value-type="string">
            <text:p>EURUSD</text:p>
          </table:table-cell>
          <table:table-cell table:formula="of:= LOWER([.A3])" office:value-type="string" office:string-value="eurusd" calcext:value-type="string">
            <text:p>eurusd</text:p>
          </table:table-cell>
          <table:table-cell table:formula="of:=&quot;CREATE TABLE public.vendor_market_price_&quot; &amp; [.B3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3] &amp; &quot; PRIMARY KEY (provider, id, interval_min) ); CREATE INDEX vendor_market_price_&quot; &amp; [.B3] &amp; &quot;idx_1 ON public.vendor_market_price USING btree (&quot;&amp;CHAR(34) &amp;&quot;time&quot;&amp;CHAR(34) &amp;&quot;); &quot;" office:value-type="string" office:string-value="CREATE TABLE public.vendor_market_price_eur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eurusd PRIMARY KEY (provider, id, interval_min) ); CREATE INDEX vendor_market_price_eurusdidx_1 ON public.vendor_market_price USING btree (&quot;time&quot;); " calcext:value-type="string">
            <text:p>CREATE TABLE public.vendor_market_price_eurusd ( provider varchar(20) NOT NULL, id bigserial NOT NULL, high numeric(20, 10) NULL, low numeric(20, 10) NULL, "close" numeric(20, 10) NULL, "open" numeric(20, 10) NULL, "time" timestamptz NULL, interval_min int4 NOT NULL, CONSTRAINT vendor_market_price_pkey_eurusd PRIMARY KEY (provider, id, interval_min) ); CREATE INDEX vendor_market_price_eurusdidx_1 ON public.vendor_market_price USING btree ("time"); </text:p>
          </table:table-cell>
          <table:table-cell table:formula="of:=&quot;insert into public.vendor_market_price_&quot; &amp; [.B3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3] &amp;&quot;';&quot;" office:value-type="string" office:string-value="insert into public.vendor_market_price_eurusd( provider, id, high, low, &quot;close&quot;, &quot;open&quot;, &quot;time&quot;, interval_min) select provider, id, high, low, &quot;close&quot;, &quot;open&quot;, &quot;time&quot;, interval_min from vendor_market_price where code = 'EURUSD';" calcext:value-type="string">
            <text:p>insert into public.vendor_market_price_eurusd( provider, id, high, low, "close", "open", "time", interval_min) select provider, id, high, low, "close", "open", "time", interval_min from vendor_market_price where code = 'EURUSD';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table:formula="of:= LOWER([.A4])" office:value-type="string" office:string-value="hg" calcext:value-type="string">
            <text:p>hg</text:p>
          </table:table-cell>
          <table:table-cell table:formula="of:=&quot;CREATE TABLE public.vendor_market_price_&quot; &amp; [.B4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4] &amp; &quot; PRIMARY KEY (provider, id, interval_min) ); CREATE INDEX vendor_market_price_&quot; &amp; [.B4] &amp; &quot;idx_1 ON public.vendor_market_price USING btree (&quot;&amp;CHAR(34) &amp;&quot;time&quot;&amp;CHAR(34) &amp;&quot;); &quot;" office:value-type="string" office:string-value="CREATE TABLE public.vendor_market_price_hg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hg PRIMARY KEY (provider, id, interval_min) ); CREATE INDEX vendor_market_price_hgidx_1 ON public.vendor_market_price USING btree (&quot;time&quot;); " calcext:value-type="string">
            <text:p>CREATE TABLE public.vendor_market_price_hg ( provider varchar(20) NOT NULL, id bigserial NOT NULL, high numeric(20, 10) NULL, low numeric(20, 10) NULL, "close" numeric(20, 10) NULL, "open" numeric(20, 10) NULL, "time" timestamptz NULL, interval_min int4 NOT NULL, CONSTRAINT vendor_market_price_pkey_hg PRIMARY KEY (provider, id, interval_min) ); CREATE INDEX vendor_market_price_hgidx_1 ON public.vendor_market_price USING btree ("time"); </text:p>
          </table:table-cell>
          <table:table-cell table:formula="of:=&quot;insert into public.vendor_market_price_&quot; &amp; [.B4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4] &amp;&quot;';&quot;" office:value-type="string" office:string-value="insert into public.vendor_market_price_hg( provider, id, high, low, &quot;close&quot;, &quot;open&quot;, &quot;time&quot;, interval_min) select provider, id, high, low, &quot;close&quot;, &quot;open&quot;, &quot;time&quot;, interval_min from vendor_market_price where code = 'HG';" calcext:value-type="string">
            <text:p>insert into public.vendor_market_price_hg( provider, id, high, low, "close", "open", "time", interval_min) select provider, id, high, low, "close", "open", "time", interval_min from vendor_market_price where code = 'HG';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formula="of:= LOWER([.A5])" office:value-type="string" office:string-value="eth" calcext:value-type="string">
            <text:p>eth</text:p>
          </table:table-cell>
          <table:table-cell table:formula="of:=&quot;CREATE TABLE public.vendor_market_price_&quot; &amp; [.B5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5] &amp; &quot; PRIMARY KEY (provider, id, interval_min) ); CREATE INDEX vendor_market_price_&quot; &amp; [.B5] &amp; &quot;idx_1 ON public.vendor_market_price USING btree (&quot;&amp;CHAR(34) &amp;&quot;time&quot;&amp;CHAR(34) &amp;&quot;); &quot;" office:value-type="string" office:string-value="CREATE TABLE public.vendor_market_price_eth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eth PRIMARY KEY (provider, id, interval_min) ); CREATE INDEX vendor_market_price_ethidx_1 ON public.vendor_market_price USING btree (&quot;time&quot;); " calcext:value-type="string">
            <text:p>CREATE TABLE public.vendor_market_price_eth ( provider varchar(20) NOT NULL, id bigserial NOT NULL, high numeric(20, 10) NULL, low numeric(20, 10) NULL, "close" numeric(20, 10) NULL, "open" numeric(20, 10) NULL, "time" timestamptz NULL, interval_min int4 NOT NULL, CONSTRAINT vendor_market_price_pkey_eth PRIMARY KEY (provider, id, interval_min) ); CREATE INDEX vendor_market_price_ethidx_1 ON public.vendor_market_price USING btree ("time"); </text:p>
          </table:table-cell>
          <table:table-cell table:formula="of:=&quot;insert into public.vendor_market_price_&quot; &amp; [.B5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5] &amp;&quot;';&quot;" office:value-type="string" office:string-value="insert into public.vendor_market_price_eth( provider, id, high, low, &quot;close&quot;, &quot;open&quot;, &quot;time&quot;, interval_min) select provider, id, high, low, &quot;close&quot;, &quot;open&quot;, &quot;time&quot;, interval_min from vendor_market_price where code = 'ETH';" calcext:value-type="string">
            <text:p>insert into public.vendor_market_price_eth( provider, id, high, low, "close", "open", "time", interval_min) select provider, id, high, low, "close", "open", "time", interval_min from vendor_market_price where code = 'ETH';</text:p>
          </table:table-cell>
        </table:table-row>
        <table:table-row table:style-name="ro1">
          <table:table-cell office:value-type="string" calcext:value-type="string">
            <text:p>DE30</text:p>
          </table:table-cell>
          <table:table-cell table:formula="of:= LOWER([.A6])" office:value-type="string" office:string-value="de30" calcext:value-type="string">
            <text:p>de30</text:p>
          </table:table-cell>
          <table:table-cell table:formula="of:=&quot;CREATE TABLE public.vendor_market_price_&quot; &amp; [.B6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6] &amp; &quot; PRIMARY KEY (provider, id, interval_min) ); CREATE INDEX vendor_market_price_&quot; &amp; [.B6] &amp; &quot;idx_1 ON public.vendor_market_price USING btree (&quot;&amp;CHAR(34) &amp;&quot;time&quot;&amp;CHAR(34) &amp;&quot;); &quot;" office:value-type="string" office:string-value="CREATE TABLE public.vendor_market_price_de3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de30 PRIMARY KEY (provider, id, interval_min) ); CREATE INDEX vendor_market_price_de30idx_1 ON public.vendor_market_price USING btree (&quot;time&quot;); " calcext:value-type="string">
            <text:p>CREATE TABLE public.vendor_market_price_de30 ( provider varchar(20) NOT NULL, id bigserial NOT NULL, high numeric(20, 10) NULL, low numeric(20, 10) NULL, "close" numeric(20, 10) NULL, "open" numeric(20, 10) NULL, "time" timestamptz NULL, interval_min int4 NOT NULL, CONSTRAINT vendor_market_price_pkey_de30 PRIMARY KEY (provider, id, interval_min) ); CREATE INDEX vendor_market_price_de30idx_1 ON public.vendor_market_price USING btree ("time"); </text:p>
          </table:table-cell>
          <table:table-cell table:formula="of:=&quot;insert into public.vendor_market_price_&quot; &amp; [.B6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6] &amp;&quot;';&quot;" office:value-type="string" office:string-value="insert into public.vendor_market_price_de30( provider, id, high, low, &quot;close&quot;, &quot;open&quot;, &quot;time&quot;, interval_min) select provider, id, high, low, &quot;close&quot;, &quot;open&quot;, &quot;time&quot;, interval_min from vendor_market_price where code = 'DE30';" calcext:value-type="string">
            <text:p>insert into public.vendor_market_price_de30( provider, id, high, low, "close", "open", "time", interval_min) select provider, id, high, low, "close", "open", "time", interval_min from vendor_market_price where code = 'DE30';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table:formula="of:= LOWER([.A7])" office:value-type="string" office:string-value="zg" calcext:value-type="string">
            <text:p>zg</text:p>
          </table:table-cell>
          <table:table-cell table:formula="of:=&quot;CREATE TABLE public.vendor_market_price_&quot; &amp; [.B7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7] &amp; &quot; PRIMARY KEY (provider, id, interval_min) ); CREATE INDEX vendor_market_price_&quot; &amp; [.B7] &amp; &quot;idx_1 ON public.vendor_market_price USING btree (&quot;&amp;CHAR(34) &amp;&quot;time&quot;&amp;CHAR(34) &amp;&quot;); &quot;" office:value-type="string" office:string-value="CREATE TABLE public.vendor_market_price_zg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zg PRIMARY KEY (provider, id, interval_min) ); CREATE INDEX vendor_market_price_zgidx_1 ON public.vendor_market_price USING btree (&quot;time&quot;); " calcext:value-type="string">
            <text:p>CREATE TABLE public.vendor_market_price_zg ( provider varchar(20) NOT NULL, id bigserial NOT NULL, high numeric(20, 10) NULL, low numeric(20, 10) NULL, "close" numeric(20, 10) NULL, "open" numeric(20, 10) NULL, "time" timestamptz NULL, interval_min int4 NOT NULL, CONSTRAINT vendor_market_price_pkey_zg PRIMARY KEY (provider, id, interval_min) ); CREATE INDEX vendor_market_price_zgidx_1 ON public.vendor_market_price USING btree ("time"); </text:p>
          </table:table-cell>
          <table:table-cell table:formula="of:=&quot;insert into public.vendor_market_price_&quot; &amp; [.B7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7] &amp;&quot;';&quot;" office:value-type="string" office:string-value="insert into public.vendor_market_price_zg( provider, id, high, low, &quot;close&quot;, &quot;open&quot;, &quot;time&quot;, interval_min) select provider, id, high, low, &quot;close&quot;, &quot;open&quot;, &quot;time&quot;, interval_min from vendor_market_price where code = 'ZG';" calcext:value-type="string">
            <text:p>insert into public.vendor_market_price_zg( provider, id, high, low, "close", "open", "time", interval_min) select provider, id, high, low, "close", "open", "time", interval_min from vendor_market_price where code = 'ZG';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table:formula="of:= LOWER([.A8])" office:value-type="string" office:string-value="oj" calcext:value-type="string">
            <text:p>oj</text:p>
          </table:table-cell>
          <table:table-cell table:formula="of:=&quot;CREATE TABLE public.vendor_market_price_&quot; &amp; [.B8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8] &amp; &quot; PRIMARY KEY (provider, id, interval_min) ); CREATE INDEX vendor_market_price_&quot; &amp; [.B8] &amp; &quot;idx_1 ON public.vendor_market_price USING btree (&quot;&amp;CHAR(34) &amp;&quot;time&quot;&amp;CHAR(34) &amp;&quot;); &quot;" office:value-type="string" office:string-value="CREATE TABLE public.vendor_market_price_oj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oj PRIMARY KEY (provider, id, interval_min) ); CREATE INDEX vendor_market_price_ojidx_1 ON public.vendor_market_price USING btree (&quot;time&quot;); " calcext:value-type="string">
            <text:p>CREATE TABLE public.vendor_market_price_oj ( provider varchar(20) NOT NULL, id bigserial NOT NULL, high numeric(20, 10) NULL, low numeric(20, 10) NULL, "close" numeric(20, 10) NULL, "open" numeric(20, 10) NULL, "time" timestamptz NULL, interval_min int4 NOT NULL, CONSTRAINT vendor_market_price_pkey_oj PRIMARY KEY (provider, id, interval_min) ); CREATE INDEX vendor_market_price_ojidx_1 ON public.vendor_market_price USING btree ("time"); </text:p>
          </table:table-cell>
          <table:table-cell table:formula="of:=&quot;insert into public.vendor_market_price_&quot; &amp; [.B8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8] &amp;&quot;';&quot;" office:value-type="string" office:string-value="insert into public.vendor_market_price_oj( provider, id, high, low, &quot;close&quot;, &quot;open&quot;, &quot;time&quot;, interval_min) select provider, id, high, low, &quot;close&quot;, &quot;open&quot;, &quot;time&quot;, interval_min from vendor_market_price where code = 'OJ';" calcext:value-type="string">
            <text:p>insert into public.vendor_market_price_oj( provider, id, high, low, "close", "open", "time", interval_min) select provider, id, high, low, "close", "open", "time", interval_min from vendor_market_price where code = 'OJ';</text:p>
          </table:table-cell>
        </table:table-row>
        <table:table-row table:style-name="ro1">
          <table:table-cell office:value-type="string" calcext:value-type="string">
            <text:p>GBPUSD</text:p>
          </table:table-cell>
          <table:table-cell table:formula="of:= LOWER([.A9])" office:value-type="string" office:string-value="gbpusd" calcext:value-type="string">
            <text:p>gbpusd</text:p>
          </table:table-cell>
          <table:table-cell table:formula="of:=&quot;CREATE TABLE public.vendor_market_price_&quot; &amp; [.B9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9] &amp; &quot; PRIMARY KEY (provider, id, interval_min) ); CREATE INDEX vendor_market_price_&quot; &amp; [.B9] &amp; &quot;idx_1 ON public.vendor_market_price USING btree (&quot;&amp;CHAR(34) &amp;&quot;time&quot;&amp;CHAR(34) &amp;&quot;); &quot;" office:value-type="string" office:string-value="CREATE TABLE public.vendor_market_price_gbp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gbpusd PRIMARY KEY (provider, id, interval_min) ); CREATE INDEX vendor_market_price_gbpusdidx_1 ON public.vendor_market_price USING btree (&quot;time&quot;); " calcext:value-type="string">
            <text:p>CREATE TABLE public.vendor_market_price_gbpusd ( provider varchar(20) NOT NULL, id bigserial NOT NULL, high numeric(20, 10) NULL, low numeric(20, 10) NULL, "close" numeric(20, 10) NULL, "open" numeric(20, 10) NULL, "time" timestamptz NULL, interval_min int4 NOT NULL, CONSTRAINT vendor_market_price_pkey_gbpusd PRIMARY KEY (provider, id, interval_min) ); CREATE INDEX vendor_market_price_gbpusdidx_1 ON public.vendor_market_price USING btree ("time"); </text:p>
          </table:table-cell>
          <table:table-cell table:formula="of:=&quot;insert into public.vendor_market_price_&quot; &amp; [.B9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9] &amp;&quot;';&quot;" office:value-type="string" office:string-value="insert into public.vendor_market_price_gbpusd( provider, id, high, low, &quot;close&quot;, &quot;open&quot;, &quot;time&quot;, interval_min) select provider, id, high, low, &quot;close&quot;, &quot;open&quot;, &quot;time&quot;, interval_min from vendor_market_price where code = 'GBPUSD';" calcext:value-type="string">
            <text:p>insert into public.vendor_market_price_gbpusd( provider, id, high, low, "close", "open", "time", interval_min) select provider, id, high, low, "close", "open", "time", interval_min from vendor_market_price where code = 'GBPUSD';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table:formula="of:= LOWER([.A10])" office:value-type="string" office:string-value="kc" calcext:value-type="string">
            <text:p>kc</text:p>
          </table:table-cell>
          <table:table-cell table:formula="of:=&quot;CREATE TABLE public.vendor_market_price_&quot; &amp; [.B10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0] &amp; &quot; PRIMARY KEY (provider, id, interval_min) ); CREATE INDEX vendor_market_price_&quot; &amp; [.B10] &amp; &quot;idx_1 ON public.vendor_market_price USING btree (&quot;&amp;CHAR(34) &amp;&quot;time&quot;&amp;CHAR(34) &amp;&quot;); &quot;" office:value-type="string" office:string-value="CREATE TABLE public.vendor_market_price_k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kc PRIMARY KEY (provider, id, interval_min) ); CREATE INDEX vendor_market_price_kcidx_1 ON public.vendor_market_price USING btree (&quot;time&quot;); " calcext:value-type="string">
            <text:p>CREATE TABLE public.vendor_market_price_kc ( provider varchar(20) NOT NULL, id bigserial NOT NULL, high numeric(20, 10) NULL, low numeric(20, 10) NULL, "close" numeric(20, 10) NULL, "open" numeric(20, 10) NULL, "time" timestamptz NULL, interval_min int4 NOT NULL, CONSTRAINT vendor_market_price_pkey_kc PRIMARY KEY (provider, id, interval_min) ); CREATE INDEX vendor_market_price_kcidx_1 ON public.vendor_market_price USING btree ("time"); </text:p>
          </table:table-cell>
          <table:table-cell table:formula="of:=&quot;insert into public.vendor_market_price_&quot; &amp; [.B10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0] &amp;&quot;';&quot;" office:value-type="string" office:string-value="insert into public.vendor_market_price_kc( provider, id, high, low, &quot;close&quot;, &quot;open&quot;, &quot;time&quot;, interval_min) select provider, id, high, low, &quot;close&quot;, &quot;open&quot;, &quot;time&quot;, interval_min from vendor_market_price where code = 'KC';" calcext:value-type="string">
            <text:p>insert into public.vendor_market_price_kc( provider, id, high, low, "close", "open", "time", interval_min) select provider, id, high, low, "close", "open", "time", interval_min from vendor_market_price where code = 'KC';</text:p>
          </table:table-cell>
        </table:table-row>
        <table:table-row table:style-name="ro1">
          <table:table-cell office:value-type="string" calcext:value-type="string">
            <text:p>JP225</text:p>
          </table:table-cell>
          <table:table-cell table:formula="of:= LOWER([.A11])" office:value-type="string" office:string-value="jp225" calcext:value-type="string">
            <text:p>jp225</text:p>
          </table:table-cell>
          <table:table-cell table:formula="of:=&quot;CREATE TABLE public.vendor_market_price_&quot; &amp; [.B1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1] &amp; &quot; PRIMARY KEY (provider, id, interval_min) ); CREATE INDEX vendor_market_price_&quot; &amp; [.B11] &amp; &quot;idx_1 ON public.vendor_market_price USING btree (&quot;&amp;CHAR(34) &amp;&quot;time&quot;&amp;CHAR(34) &amp;&quot;); &quot;" office:value-type="string" office:string-value="CREATE TABLE public.vendor_market_price_jp225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jp225 PRIMARY KEY (provider, id, interval_min) ); CREATE INDEX vendor_market_price_jp225idx_1 ON public.vendor_market_price USING btree (&quot;time&quot;); " calcext:value-type="string">
            <text:p>CREATE TABLE public.vendor_market_price_jp225 ( provider varchar(20) NOT NULL, id bigserial NOT NULL, high numeric(20, 10) NULL, low numeric(20, 10) NULL, "close" numeric(20, 10) NULL, "open" numeric(20, 10) NULL, "time" timestamptz NULL, interval_min int4 NOT NULL, CONSTRAINT vendor_market_price_pkey_jp225 PRIMARY KEY (provider, id, interval_min) ); CREATE INDEX vendor_market_price_jp225idx_1 ON public.vendor_market_price USING btree ("time"); </text:p>
          </table:table-cell>
          <table:table-cell table:formula="of:=&quot;insert into public.vendor_market_price_&quot; &amp; [.B1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1] &amp;&quot;';&quot;" office:value-type="string" office:string-value="insert into public.vendor_market_price_jp225( provider, id, high, low, &quot;close&quot;, &quot;open&quot;, &quot;time&quot;, interval_min) select provider, id, high, low, &quot;close&quot;, &quot;open&quot;, &quot;time&quot;, interval_min from vendor_market_price where code = 'JP225';" calcext:value-type="string">
            <text:p>insert into public.vendor_market_price_jp225( provider, id, high, low, "close", "open", "time", interval_min) select provider, id, high, low, "close", "open", "time", interval_min from vendor_market_price where code = 'JP225';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table:formula="of:= LOWER([.A12])" office:value-type="string" office:string-value="btc" calcext:value-type="string">
            <text:p>btc</text:p>
          </table:table-cell>
          <table:table-cell table:formula="of:=&quot;CREATE TABLE public.vendor_market_price_&quot; &amp; [.B12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2] &amp; &quot; PRIMARY KEY (provider, id, interval_min) ); CREATE INDEX vendor_market_price_&quot; &amp; [.B12] &amp; &quot;idx_1 ON public.vendor_market_price USING btree (&quot;&amp;CHAR(34) &amp;&quot;time&quot;&amp;CHAR(34) &amp;&quot;); &quot;" office:value-type="string" office:string-value="CREATE TABLE public.vendor_market_price_bt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btc PRIMARY KEY (provider, id, interval_min) ); CREATE INDEX vendor_market_price_btcidx_1 ON public.vendor_market_price USING btree (&quot;time&quot;); " calcext:value-type="string">
            <text:p>CREATE TABLE public.vendor_market_price_btc ( provider varchar(20) NOT NULL, id bigserial NOT NULL, high numeric(20, 10) NULL, low numeric(20, 10) NULL, "close" numeric(20, 10) NULL, "open" numeric(20, 10) NULL, "time" timestamptz NULL, interval_min int4 NOT NULL, CONSTRAINT vendor_market_price_pkey_btc PRIMARY KEY (provider, id, interval_min) ); CREATE INDEX vendor_market_price_btcidx_1 ON public.vendor_market_price USING btree ("time"); </text:p>
          </table:table-cell>
          <table:table-cell table:formula="of:=&quot;insert into public.vendor_market_price_&quot; &amp; [.B12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2] &amp;&quot;';&quot;" office:value-type="string" office:string-value="insert into public.vendor_market_price_btc( provider, id, high, low, &quot;close&quot;, &quot;open&quot;, &quot;time&quot;, interval_min) select provider, id, high, low, &quot;close&quot;, &quot;open&quot;, &quot;time&quot;, interval_min from vendor_market_price where code = 'BTC';" calcext:value-type="string">
            <text:p>insert into public.vendor_market_price_btc( provider, id, high, low, "close", "open", "time", interval_min) select provider, id, high, low, "close", "open", "time", interval_min from vendor_market_price where code = 'BTC';</text:p>
          </table:table-cell>
        </table:table-row>
        <table:table-row table:style-name="ro1">
          <table:table-cell office:value-type="string" calcext:value-type="string">
            <text:p>US500</text:p>
          </table:table-cell>
          <table:table-cell table:formula="of:= LOWER([.A13])" office:value-type="string" office:string-value="us500" calcext:value-type="string">
            <text:p>us500</text:p>
          </table:table-cell>
          <table:table-cell table:formula="of:=&quot;CREATE TABLE public.vendor_market_price_&quot; &amp; [.B13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3] &amp; &quot; PRIMARY KEY (provider, id, interval_min) ); CREATE INDEX vendor_market_price_&quot; &amp; [.B13] &amp; &quot;idx_1 ON public.vendor_market_price USING btree (&quot;&amp;CHAR(34) &amp;&quot;time&quot;&amp;CHAR(34) &amp;&quot;); &quot;" office:value-type="string" office:string-value="CREATE TABLE public.vendor_market_price_us50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us500 PRIMARY KEY (provider, id, interval_min) ); CREATE INDEX vendor_market_price_us500idx_1 ON public.vendor_market_price USING btree (&quot;time&quot;); " calcext:value-type="string">
            <text:p>CREATE TABLE public.vendor_market_price_us500 ( provider varchar(20) NOT NULL, id bigserial NOT NULL, high numeric(20, 10) NULL, low numeric(20, 10) NULL, "close" numeric(20, 10) NULL, "open" numeric(20, 10) NULL, "time" timestamptz NULL, interval_min int4 NOT NULL, CONSTRAINT vendor_market_price_pkey_us500 PRIMARY KEY (provider, id, interval_min) ); CREATE INDEX vendor_market_price_us500idx_1 ON public.vendor_market_price USING btree ("time"); </text:p>
          </table:table-cell>
          <table:table-cell table:formula="of:=&quot;insert into public.vendor_market_price_&quot; &amp; [.B13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3] &amp;&quot;';&quot;" office:value-type="string" office:string-value="insert into public.vendor_market_price_us500( provider, id, high, low, &quot;close&quot;, &quot;open&quot;, &quot;time&quot;, interval_min) select provider, id, high, low, &quot;close&quot;, &quot;open&quot;, &quot;time&quot;, interval_min from vendor_market_price where code = 'US500';" calcext:value-type="string">
            <text:p>insert into public.vendor_market_price_us500( provider, id, high, low, "close", "open", "time", interval_min) select provider, id, high, low, "close", "open", "time", interval_min from vendor_market_price where code = 'US500';</text:p>
          </table:table-cell>
        </table:table-row>
        <table:table-row table:style-name="ro1">
          <table:table-cell office:value-type="string" calcext:value-type="string">
            <text:p>UK100</text:p>
          </table:table-cell>
          <table:table-cell table:formula="of:= LOWER([.A14])" office:value-type="string" office:string-value="uk100" calcext:value-type="string">
            <text:p>uk100</text:p>
          </table:table-cell>
          <table:table-cell table:formula="of:=&quot;CREATE TABLE public.vendor_market_price_&quot; &amp; [.B14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4] &amp; &quot; PRIMARY KEY (provider, id, interval_min) ); CREATE INDEX vendor_market_price_&quot; &amp; [.B14] &amp; &quot;idx_1 ON public.vendor_market_price USING btree (&quot;&amp;CHAR(34) &amp;&quot;time&quot;&amp;CHAR(34) &amp;&quot;); &quot;" office:value-type="string" office:string-value="CREATE TABLE public.vendor_market_price_uk10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uk100 PRIMARY KEY (provider, id, interval_min) ); CREATE INDEX vendor_market_price_uk100idx_1 ON public.vendor_market_price USING btree (&quot;time&quot;); " calcext:value-type="string">
            <text:p>CREATE TABLE public.vendor_market_price_uk100 ( provider varchar(20) NOT NULL, id bigserial NOT NULL, high numeric(20, 10) NULL, low numeric(20, 10) NULL, "close" numeric(20, 10) NULL, "open" numeric(20, 10) NULL, "time" timestamptz NULL, interval_min int4 NOT NULL, CONSTRAINT vendor_market_price_pkey_uk100 PRIMARY KEY (provider, id, interval_min) ); CREATE INDEX vendor_market_price_uk100idx_1 ON public.vendor_market_price USING btree ("time"); </text:p>
          </table:table-cell>
          <table:table-cell table:formula="of:=&quot;insert into public.vendor_market_price_&quot; &amp; [.B14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4] &amp;&quot;';&quot;" office:value-type="string" office:string-value="insert into public.vendor_market_price_uk100( provider, id, high, low, &quot;close&quot;, &quot;open&quot;, &quot;time&quot;, interval_min) select provider, id, high, low, &quot;close&quot;, &quot;open&quot;, &quot;time&quot;, interval_min from vendor_market_price where code = 'UK100';" calcext:value-type="string">
            <text:p>insert into public.vendor_market_price_uk100( provider, id, high, low, "close", "open", "time", interval_min) select provider, id, high, low, "close", "open", "time", interval_min from vendor_market_price where code = 'UK100';</text:p>
          </table:table-cell>
        </table:table-row>
        <table:table-row table:style-name="ro1">
          <table:table-cell office:value-type="string" calcext:value-type="string">
            <text:p>DXY</text:p>
          </table:table-cell>
          <table:table-cell table:formula="of:= LOWER([.A15])" office:value-type="string" office:string-value="dxy" calcext:value-type="string">
            <text:p>dxy</text:p>
          </table:table-cell>
          <table:table-cell table:formula="of:=&quot;CREATE TABLE public.vendor_market_price_&quot; &amp; [.B15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5] &amp; &quot; PRIMARY KEY (provider, id, interval_min) ); CREATE INDEX vendor_market_price_&quot; &amp; [.B15] &amp; &quot;idx_1 ON public.vendor_market_price USING btree (&quot;&amp;CHAR(34) &amp;&quot;time&quot;&amp;CHAR(34) &amp;&quot;); &quot;" office:value-type="string" office:string-value="CREATE TABLE public.vendor_market_price_dxy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dxy PRIMARY KEY (provider, id, interval_min) ); CREATE INDEX vendor_market_price_dxyidx_1 ON public.vendor_market_price USING btree (&quot;time&quot;); " calcext:value-type="string">
            <text:p>CREATE TABLE public.vendor_market_price_dxy ( provider varchar(20) NOT NULL, id bigserial NOT NULL, high numeric(20, 10) NULL, low numeric(20, 10) NULL, "close" numeric(20, 10) NULL, "open" numeric(20, 10) NULL, "time" timestamptz NULL, interval_min int4 NOT NULL, CONSTRAINT vendor_market_price_pkey_dxy PRIMARY KEY (provider, id, interval_min) ); CREATE INDEX vendor_market_price_dxyidx_1 ON public.vendor_market_price USING btree ("time"); </text:p>
          </table:table-cell>
          <table:table-cell table:formula="of:=&quot;insert into public.vendor_market_price_&quot; &amp; [.B15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5] &amp;&quot;';&quot;" office:value-type="string" office:string-value="insert into public.vendor_market_price_dxy( provider, id, high, low, &quot;close&quot;, &quot;open&quot;, &quot;time&quot;, interval_min) select provider, id, high, low, &quot;close&quot;, &quot;open&quot;, &quot;time&quot;, interval_min from vendor_market_price where code = 'DXY';" calcext:value-type="string">
            <text:p>insert into public.vendor_market_price_dxy( provider, id, high, low, "close", "open", "time", interval_min) select provider, id, high, low, "close", "open", "time", interval_min from vendor_market_price where code = 'DXY';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table:formula="of:= LOWER([.A16])" office:value-type="string" office:string-value="zs" calcext:value-type="string">
            <text:p>zs</text:p>
          </table:table-cell>
          <table:table-cell table:formula="of:=&quot;CREATE TABLE public.vendor_market_price_&quot; &amp; [.B16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6] &amp; &quot; PRIMARY KEY (provider, id, interval_min) ); CREATE INDEX vendor_market_price_&quot; &amp; [.B16] &amp; &quot;idx_1 ON public.vendor_market_price USING btree (&quot;&amp;CHAR(34) &amp;&quot;time&quot;&amp;CHAR(34) &amp;&quot;); &quot;" office:value-type="string" office:string-value="CREATE TABLE public.vendor_market_price_zs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zs PRIMARY KEY (provider, id, interval_min) ); CREATE INDEX vendor_market_price_zsidx_1 ON public.vendor_market_price USING btree (&quot;time&quot;); " calcext:value-type="string">
            <text:p>CREATE TABLE public.vendor_market_price_zs ( provider varchar(20) NOT NULL, id bigserial NOT NULL, high numeric(20, 10) NULL, low numeric(20, 10) NULL, "close" numeric(20, 10) NULL, "open" numeric(20, 10) NULL, "time" timestamptz NULL, interval_min int4 NOT NULL, CONSTRAINT vendor_market_price_pkey_zs PRIMARY KEY (provider, id, interval_min) ); CREATE INDEX vendor_market_price_zsidx_1 ON public.vendor_market_price USING btree ("time"); </text:p>
          </table:table-cell>
          <table:table-cell table:formula="of:=&quot;insert into public.vendor_market_price_&quot; &amp; [.B16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6] &amp;&quot;';&quot;" office:value-type="string" office:string-value="insert into public.vendor_market_price_zs( provider, id, high, low, &quot;close&quot;, &quot;open&quot;, &quot;time&quot;, interval_min) select provider, id, high, low, &quot;close&quot;, &quot;open&quot;, &quot;time&quot;, interval_min from vendor_market_price where code = 'ZS';" calcext:value-type="string">
            <text:p>insert into public.vendor_market_price_zs( provider, id, high, low, "close", "open", "time", interval_min) select provider, id, high, low, "close", "open", "time", interval_min from vendor_market_price where code = 'ZS';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formula="of:= LOWER([.A17])" office:value-type="string" office:string-value="ct" calcext:value-type="string">
            <text:p>ct</text:p>
          </table:table-cell>
          <table:table-cell table:formula="of:=&quot;CREATE TABLE public.vendor_market_price_&quot; &amp; [.B17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7] &amp; &quot; PRIMARY KEY (provider, id, interval_min) ); CREATE INDEX vendor_market_price_&quot; &amp; [.B17] &amp; &quot;idx_1 ON public.vendor_market_price USING btree (&quot;&amp;CHAR(34) &amp;&quot;time&quot;&amp;CHAR(34) &amp;&quot;); &quot;" office:value-type="string" office:string-value="CREATE TABLE public.vendor_market_price_ct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t PRIMARY KEY (provider, id, interval_min) ); CREATE INDEX vendor_market_price_ctidx_1 ON public.vendor_market_price USING btree (&quot;time&quot;); " calcext:value-type="string">
            <text:p>CREATE TABLE public.vendor_market_price_ct ( provider varchar(20) NOT NULL, id bigserial NOT NULL, high numeric(20, 10) NULL, low numeric(20, 10) NULL, "close" numeric(20, 10) NULL, "open" numeric(20, 10) NULL, "time" timestamptz NULL, interval_min int4 NOT NULL, CONSTRAINT vendor_market_price_pkey_ct PRIMARY KEY (provider, id, interval_min) ); CREATE INDEX vendor_market_price_ctidx_1 ON public.vendor_market_price USING btree ("time"); </text:p>
          </table:table-cell>
          <table:table-cell table:formula="of:=&quot;insert into public.vendor_market_price_&quot; &amp; [.B17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7] &amp;&quot;';&quot;" office:value-type="string" office:string-value="insert into public.vendor_market_price_ct( provider, id, high, low, &quot;close&quot;, &quot;open&quot;, &quot;time&quot;, interval_min) select provider, id, high, low, &quot;close&quot;, &quot;open&quot;, &quot;time&quot;, interval_min from vendor_market_price where code = 'CT';" calcext:value-type="string">
            <text:p>insert into public.vendor_market_price_ct( provider, id, high, low, "close", "open", "time", interval_min) select provider, id, high, low, "close", "open", "time", interval_min from vendor_market_price where code = 'CT';</text:p>
          </table:table-cell>
        </table:table-row>
        <table:table-row table:style-name="ro1">
          <table:table-cell office:value-type="string" calcext:value-type="string">
            <text:p>NZDUSD</text:p>
          </table:table-cell>
          <table:table-cell table:formula="of:= LOWER([.A18])" office:value-type="string" office:string-value="nzdusd" calcext:value-type="string">
            <text:p>nzdusd</text:p>
          </table:table-cell>
          <table:table-cell table:formula="of:=&quot;CREATE TABLE public.vendor_market_price_&quot; &amp; [.B18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8] &amp; &quot; PRIMARY KEY (provider, id, interval_min) ); CREATE INDEX vendor_market_price_&quot; &amp; [.B18] &amp; &quot;idx_1 ON public.vendor_market_price USING btree (&quot;&amp;CHAR(34) &amp;&quot;time&quot;&amp;CHAR(34) &amp;&quot;); &quot;" office:value-type="string" office:string-value="CREATE TABLE public.vendor_market_price_nzd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nzdusd PRIMARY KEY (provider, id, interval_min) ); CREATE INDEX vendor_market_price_nzdusdidx_1 ON public.vendor_market_price USING btree (&quot;time&quot;); " calcext:value-type="string">
            <text:p>CREATE TABLE public.vendor_market_price_nzdusd ( provider varchar(20) NOT NULL, id bigserial NOT NULL, high numeric(20, 10) NULL, low numeric(20, 10) NULL, "close" numeric(20, 10) NULL, "open" numeric(20, 10) NULL, "time" timestamptz NULL, interval_min int4 NOT NULL, CONSTRAINT vendor_market_price_pkey_nzdusd PRIMARY KEY (provider, id, interval_min) ); CREATE INDEX vendor_market_price_nzdusdidx_1 ON public.vendor_market_price USING btree ("time"); </text:p>
          </table:table-cell>
          <table:table-cell table:formula="of:=&quot;insert into public.vendor_market_price_&quot; &amp; [.B18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8] &amp;&quot;';&quot;" office:value-type="string" office:string-value="insert into public.vendor_market_price_nzdusd( provider, id, high, low, &quot;close&quot;, &quot;open&quot;, &quot;time&quot;, interval_min) select provider, id, high, low, &quot;close&quot;, &quot;open&quot;, &quot;time&quot;, interval_min from vendor_market_price where code = 'NZDUSD';" calcext:value-type="string">
            <text:p>insert into public.vendor_market_price_nzdusd( provider, id, high, low, "close", "open", "time", interval_min) select provider, id, high, low, "close", "open", "time", interval_min from vendor_market_price where code = 'NZDUSD';</text:p>
          </table:table-cell>
        </table:table-row>
        <table:table-row table:style-name="ro1">
          <table:table-cell office:value-type="string" calcext:value-type="string">
            <text:p>XAGUSD</text:p>
          </table:table-cell>
          <table:table-cell table:formula="of:= LOWER([.A19])" office:value-type="string" office:string-value="xagusd" calcext:value-type="string">
            <text:p>xagusd</text:p>
          </table:table-cell>
          <table:table-cell table:formula="of:=&quot;CREATE TABLE public.vendor_market_price_&quot; &amp; [.B19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9] &amp; &quot; PRIMARY KEY (provider, id, interval_min) ); CREATE INDEX vendor_market_price_&quot; &amp; [.B19] &amp; &quot;idx_1 ON public.vendor_market_price USING btree (&quot;&amp;CHAR(34) &amp;&quot;time&quot;&amp;CHAR(34) &amp;&quot;); &quot;" office:value-type="string" office:string-value="CREATE TABLE public.vendor_market_price_xag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xagusd PRIMARY KEY (provider, id, interval_min) ); CREATE INDEX vendor_market_price_xagusdidx_1 ON public.vendor_market_price USING btree (&quot;time&quot;); " calcext:value-type="string">
            <text:p>CREATE TABLE public.vendor_market_price_xagusd ( provider varchar(20) NOT NULL, id bigserial NOT NULL, high numeric(20, 10) NULL, low numeric(20, 10) NULL, "close" numeric(20, 10) NULL, "open" numeric(20, 10) NULL, "time" timestamptz NULL, interval_min int4 NOT NULL, CONSTRAINT vendor_market_price_pkey_xagusd PRIMARY KEY (provider, id, interval_min) ); CREATE INDEX vendor_market_price_xagusdidx_1 ON public.vendor_market_price USING btree ("time"); </text:p>
          </table:table-cell>
          <table:table-cell table:formula="of:=&quot;insert into public.vendor_market_price_&quot; &amp; [.B19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9] &amp;&quot;';&quot;" office:value-type="string" office:string-value="insert into public.vendor_market_price_xagusd( provider, id, high, low, &quot;close&quot;, &quot;open&quot;, &quot;time&quot;, interval_min) select provider, id, high, low, &quot;close&quot;, &quot;open&quot;, &quot;time&quot;, interval_min from vendor_market_price where code = 'XAGUSD';" calcext:value-type="string">
            <text:p>insert into public.vendor_market_price_xagusd( provider, id, high, low, "close", "open", "time", interval_min) select provider, id, high, low, "close", "open", "time", interval_min from vendor_market_price where code = 'XAGUSD';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formula="of:= LOWER([.A20])" office:value-type="string" office:string-value="pl" calcext:value-type="string">
            <text:p>pl</text:p>
          </table:table-cell>
          <table:table-cell table:formula="of:=&quot;CREATE TABLE public.vendor_market_price_&quot; &amp; [.B20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0] &amp; &quot; PRIMARY KEY (provider, id, interval_min) ); CREATE INDEX vendor_market_price_&quot; &amp; [.B20] &amp; &quot;idx_1 ON public.vendor_market_price USING btree (&quot;&amp;CHAR(34) &amp;&quot;time&quot;&amp;CHAR(34) &amp;&quot;); &quot;" office:value-type="string" office:string-value="CREATE TABLE public.vendor_market_price_pl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pl PRIMARY KEY (provider, id, interval_min) ); CREATE INDEX vendor_market_price_plidx_1 ON public.vendor_market_price USING btree (&quot;time&quot;); " calcext:value-type="string">
            <text:p>CREATE TABLE public.vendor_market_price_pl ( provider varchar(20) NOT NULL, id bigserial NOT NULL, high numeric(20, 10) NULL, low numeric(20, 10) NULL, "close" numeric(20, 10) NULL, "open" numeric(20, 10) NULL, "time" timestamptz NULL, interval_min int4 NOT NULL, CONSTRAINT vendor_market_price_pkey_pl PRIMARY KEY (provider, id, interval_min) ); CREATE INDEX vendor_market_price_plidx_1 ON public.vendor_market_price USING btree ("time"); </text:p>
          </table:table-cell>
          <table:table-cell table:formula="of:=&quot;insert into public.vendor_market_price_&quot; &amp; [.B20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0] &amp;&quot;';&quot;" office:value-type="string" office:string-value="insert into public.vendor_market_price_pl( provider, id, high, low, &quot;close&quot;, &quot;open&quot;, &quot;time&quot;, interval_min) select provider, id, high, low, &quot;close&quot;, &quot;open&quot;, &quot;time&quot;, interval_min from vendor_market_price where code = 'PL';" calcext:value-type="string">
            <text:p>insert into public.vendor_market_price_pl( provider, id, high, low, "close", "open", "time", interval_min) select provider, id, high, low, "close", "open", "time", interval_min from vendor_market_price where code = 'PL';</text:p>
          </table:table-cell>
        </table:table-row>
        <table:table-row table:style-name="ro1">
          <table:table-cell office:value-type="string" calcext:value-type="string">
            <text:p>CHFUSD</text:p>
          </table:table-cell>
          <table:table-cell table:formula="of:= LOWER([.A21])" office:value-type="string" office:string-value="chfusd" calcext:value-type="string">
            <text:p>chfusd</text:p>
          </table:table-cell>
          <table:table-cell table:formula="of:=&quot;CREATE TABLE public.vendor_market_price_&quot; &amp; [.B2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1] &amp; &quot; PRIMARY KEY (provider, id, interval_min) ); CREATE INDEX vendor_market_price_&quot; &amp; [.B21] &amp; &quot;idx_1 ON public.vendor_market_price USING btree (&quot;&amp;CHAR(34) &amp;&quot;time&quot;&amp;CHAR(34) &amp;&quot;); &quot;" office:value-type="string" office:string-value="CREATE TABLE public.vendor_market_price_chf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hfusd PRIMARY KEY (provider, id, interval_min) ); CREATE INDEX vendor_market_price_chfusdidx_1 ON public.vendor_market_price USING btree (&quot;time&quot;); " calcext:value-type="string">
            <text:p>CREATE TABLE public.vendor_market_price_chfusd ( provider varchar(20) NOT NULL, id bigserial NOT NULL, high numeric(20, 10) NULL, low numeric(20, 10) NULL, "close" numeric(20, 10) NULL, "open" numeric(20, 10) NULL, "time" timestamptz NULL, interval_min int4 NOT NULL, CONSTRAINT vendor_market_price_pkey_chfusd PRIMARY KEY (provider, id, interval_min) ); CREATE INDEX vendor_market_price_chfusdidx_1 ON public.vendor_market_price USING btree ("time"); </text:p>
          </table:table-cell>
          <table:table-cell table:formula="of:=&quot;insert into public.vendor_market_price_&quot; &amp; [.B2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1] &amp;&quot;';&quot;" office:value-type="string" office:string-value="insert into public.vendor_market_price_chfusd( provider, id, high, low, &quot;close&quot;, &quot;open&quot;, &quot;time&quot;, interval_min) select provider, id, high, low, &quot;close&quot;, &quot;open&quot;, &quot;time&quot;, interval_min from vendor_market_price where code = 'CHFUSD';" calcext:value-type="string">
            <text:p>insert into public.vendor_market_price_chfusd( provider, id, high, low, "close", "open", "time", interval_min) select provider, id, high, low, "close", "open", "time", interval_min from vendor_market_price where code = 'CHFUSD';</text:p>
          </table:table-cell>
        </table:table-row>
        <table:table-row table:style-name="ro1">
          <table:table-cell office:value-type="string" calcext:value-type="string">
            <text:p>ZI</text:p>
          </table:table-cell>
          <table:table-cell table:formula="of:= LOWER([.A22])" office:value-type="string" office:string-value="zi" calcext:value-type="string">
            <text:p>zi</text:p>
          </table:table-cell>
          <table:table-cell table:formula="of:=&quot;CREATE TABLE public.vendor_market_price_&quot; &amp; [.B22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2] &amp; &quot; PRIMARY KEY (provider, id, interval_min) ); CREATE INDEX vendor_market_price_&quot; &amp; [.B22] &amp; &quot;idx_1 ON public.vendor_market_price USING btree (&quot;&amp;CHAR(34) &amp;&quot;time&quot;&amp;CHAR(34) &amp;&quot;); &quot;" office:value-type="string" office:string-value="CREATE TABLE public.vendor_market_price_zi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zi PRIMARY KEY (provider, id, interval_min) ); CREATE INDEX vendor_market_price_ziidx_1 ON public.vendor_market_price USING btree (&quot;time&quot;); " calcext:value-type="string">
            <text:p>CREATE TABLE public.vendor_market_price_zi ( provider varchar(20) NOT NULL, id bigserial NOT NULL, high numeric(20, 10) NULL, low numeric(20, 10) NULL, "close" numeric(20, 10) NULL, "open" numeric(20, 10) NULL, "time" timestamptz NULL, interval_min int4 NOT NULL, CONSTRAINT vendor_market_price_pkey_zi PRIMARY KEY (provider, id, interval_min) ); CREATE INDEX vendor_market_price_ziidx_1 ON public.vendor_market_price USING btree ("time"); </text:p>
          </table:table-cell>
          <table:table-cell table:formula="of:=&quot;insert into public.vendor_market_price_&quot; &amp; [.B22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2] &amp;&quot;';&quot;" office:value-type="string" office:string-value="insert into public.vendor_market_price_zi( provider, id, high, low, &quot;close&quot;, &quot;open&quot;, &quot;time&quot;, interval_min) select provider, id, high, low, &quot;close&quot;, &quot;open&quot;, &quot;time&quot;, interval_min from vendor_market_price where code = 'ZI';" calcext:value-type="string">
            <text:p>insert into public.vendor_market_price_zi( provider, id, high, low, "close", "open", "time", interval_min) select provider, id, high, low, "close", "open", "time", interval_min from vendor_market_price where code = 'ZI';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formula="of:= LOWER([.A23])" office:value-type="string" office:string-value="cc" calcext:value-type="string">
            <text:p>cc</text:p>
          </table:table-cell>
          <table:table-cell table:formula="of:=&quot;CREATE TABLE public.vendor_market_price_&quot; &amp; [.B23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3] &amp; &quot; PRIMARY KEY (provider, id, interval_min) ); CREATE INDEX vendor_market_price_&quot; &amp; [.B23] &amp; &quot;idx_1 ON public.vendor_market_price USING btree (&quot;&amp;CHAR(34) &amp;&quot;time&quot;&amp;CHAR(34) &amp;&quot;); &quot;" office:value-type="string" office:string-value="CREATE TABLE public.vendor_market_price_c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c PRIMARY KEY (provider, id, interval_min) ); CREATE INDEX vendor_market_price_ccidx_1 ON public.vendor_market_price USING btree (&quot;time&quot;); " calcext:value-type="string">
            <text:p>CREATE TABLE public.vendor_market_price_cc ( provider varchar(20) NOT NULL, id bigserial NOT NULL, high numeric(20, 10) NULL, low numeric(20, 10) NULL, "close" numeric(20, 10) NULL, "open" numeric(20, 10) NULL, "time" timestamptz NULL, interval_min int4 NOT NULL, CONSTRAINT vendor_market_price_pkey_cc PRIMARY KEY (provider, id, interval_min) ); CREATE INDEX vendor_market_price_ccidx_1 ON public.vendor_market_price USING btree ("time"); </text:p>
          </table:table-cell>
          <table:table-cell table:formula="of:=&quot;insert into public.vendor_market_price_&quot; &amp; [.B23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3] &amp;&quot;';&quot;" office:value-type="string" office:string-value="insert into public.vendor_market_price_cc( provider, id, high, low, &quot;close&quot;, &quot;open&quot;, &quot;time&quot;, interval_min) select provider, id, high, low, &quot;close&quot;, &quot;open&quot;, &quot;time&quot;, interval_min from vendor_market_price where code = 'CC';" calcext:value-type="string">
            <text:p>insert into public.vendor_market_price_cc( provider, id, high, low, "close", "open", "time", interval_min) select provider, id, high, low, "close", "open", "time", interval_min from vendor_market_price where code = 'CC';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table:formula="of:= LOWER([.A24])" office:value-type="string" office:string-value="ng" calcext:value-type="string">
            <text:p>ng</text:p>
          </table:table-cell>
          <table:table-cell table:formula="of:=&quot;CREATE TABLE public.vendor_market_price_&quot; &amp; [.B24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4] &amp; &quot; PRIMARY KEY (provider, id, interval_min) ); CREATE INDEX vendor_market_price_&quot; &amp; [.B24] &amp; &quot;idx_1 ON public.vendor_market_price USING btree (&quot;&amp;CHAR(34) &amp;&quot;time&quot;&amp;CHAR(34) &amp;&quot;); &quot;" office:value-type="string" office:string-value="CREATE TABLE public.vendor_market_price_ng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ng PRIMARY KEY (provider, id, interval_min) ); CREATE INDEX vendor_market_price_ngidx_1 ON public.vendor_market_price USING btree (&quot;time&quot;); " calcext:value-type="string">
            <text:p>CREATE TABLE public.vendor_market_price_ng ( provider varchar(20) NOT NULL, id bigserial NOT NULL, high numeric(20, 10) NULL, low numeric(20, 10) NULL, "close" numeric(20, 10) NULL, "open" numeric(20, 10) NULL, "time" timestamptz NULL, interval_min int4 NOT NULL, CONSTRAINT vendor_market_price_pkey_ng PRIMARY KEY (provider, id, interval_min) ); CREATE INDEX vendor_market_price_ngidx_1 ON public.vendor_market_price USING btree ("time"); </text:p>
          </table:table-cell>
          <table:table-cell table:formula="of:=&quot;insert into public.vendor_market_price_&quot; &amp; [.B24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4] &amp;&quot;';&quot;" office:value-type="string" office:string-value="insert into public.vendor_market_price_ng( provider, id, high, low, &quot;close&quot;, &quot;open&quot;, &quot;time&quot;, interval_min) select provider, id, high, low, &quot;close&quot;, &quot;open&quot;, &quot;time&quot;, interval_min from vendor_market_price where code = 'NG';" calcext:value-type="string">
            <text:p>insert into public.vendor_market_price_ng( provider, id, high, low, "close", "open", "time", interval_min) select provider, id, high, low, "close", "open", "time", interval_min from vendor_market_price where code = 'NG';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 LOWER([.A25])" office:value-type="string" office:string-value="t" calcext:value-type="string">
            <text:p>t</text:p>
          </table:table-cell>
          <table:table-cell table:formula="of:=&quot;CREATE TABLE public.vendor_market_price_&quot; &amp; [.B25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5] &amp; &quot; PRIMARY KEY (provider, id, interval_min) ); CREATE INDEX vendor_market_price_&quot; &amp; [.B25] &amp; &quot;idx_1 ON public.vendor_market_price USING btree (&quot;&amp;CHAR(34) &amp;&quot;time&quot;&amp;CHAR(34) &amp;&quot;); &quot;" office:value-type="string" office:string-value="CREATE TABLE public.vendor_market_price_t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t PRIMARY KEY (provider, id, interval_min) ); CREATE INDEX vendor_market_price_tidx_1 ON public.vendor_market_price USING btree (&quot;time&quot;); " calcext:value-type="string">
            <text:p>CREATE TABLE public.vendor_market_price_t ( provider varchar(20) NOT NULL, id bigserial NOT NULL, high numeric(20, 10) NULL, low numeric(20, 10) NULL, "close" numeric(20, 10) NULL, "open" numeric(20, 10) NULL, "time" timestamptz NULL, interval_min int4 NOT NULL, CONSTRAINT vendor_market_price_pkey_t PRIMARY KEY (provider, id, interval_min) ); CREATE INDEX vendor_market_price_tidx_1 ON public.vendor_market_price USING btree ("time"); </text:p>
          </table:table-cell>
          <table:table-cell table:formula="of:=&quot;insert into public.vendor_market_price_&quot; &amp; [.B25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5] &amp;&quot;';&quot;" office:value-type="string" office:string-value="insert into public.vendor_market_price_t( provider, id, high, low, &quot;close&quot;, &quot;open&quot;, &quot;time&quot;, interval_min) select provider, id, high, low, &quot;close&quot;, &quot;open&quot;, &quot;time&quot;, interval_min from vendor_market_price where code = 'T';" calcext:value-type="string">
            <text:p>insert into public.vendor_market_price_t( provider, id, high, low, "close", "open", "time", interval_min) select provider, id, high, low, "close", "open", "time", interval_min from vendor_market_price where code = 'T';</text:p>
          </table:table-cell>
        </table:table-row>
        <table:table-row table:style-name="ro1">
          <table:table-cell office:value-type="string" calcext:value-type="string">
            <text:p>AUDUSD</text:p>
          </table:table-cell>
          <table:table-cell table:formula="of:= LOWER([.A26])" office:value-type="string" office:string-value="audusd" calcext:value-type="string">
            <text:p>audusd</text:p>
          </table:table-cell>
          <table:table-cell table:formula="of:=&quot;CREATE TABLE public.vendor_market_price_&quot; &amp; [.B26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6] &amp; &quot; PRIMARY KEY (provider, id, interval_min) ); CREATE INDEX vendor_market_price_&quot; &amp; [.B26] &amp; &quot;idx_1 ON public.vendor_market_price USING btree (&quot;&amp;CHAR(34) &amp;&quot;time&quot;&amp;CHAR(34) &amp;&quot;); &quot;" office:value-type="string" office:string-value="CREATE TABLE public.vendor_market_price_aud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audusd PRIMARY KEY (provider, id, interval_min) ); CREATE INDEX vendor_market_price_audusdidx_1 ON public.vendor_market_price USING btree (&quot;time&quot;); " calcext:value-type="string">
            <text:p>CREATE TABLE public.vendor_market_price_audusd ( provider varchar(20) NOT NULL, id bigserial NOT NULL, high numeric(20, 10) NULL, low numeric(20, 10) NULL, "close" numeric(20, 10) NULL, "open" numeric(20, 10) NULL, "time" timestamptz NULL, interval_min int4 NOT NULL, CONSTRAINT vendor_market_price_pkey_audusd PRIMARY KEY (provider, id, interval_min) ); CREATE INDEX vendor_market_price_audusdidx_1 ON public.vendor_market_price USING btree ("time"); </text:p>
          </table:table-cell>
          <table:table-cell table:formula="of:=&quot;insert into public.vendor_market_price_&quot; &amp; [.B26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6] &amp;&quot;';&quot;" office:value-type="string" office:string-value="insert into public.vendor_market_price_audusd( provider, id, high, low, &quot;close&quot;, &quot;open&quot;, &quot;time&quot;, interval_min) select provider, id, high, low, &quot;close&quot;, &quot;open&quot;, &quot;time&quot;, interval_min from vendor_market_price where code = 'AUDUSD';" calcext:value-type="string">
            <text:p>insert into public.vendor_market_price_audusd( provider, id, high, low, "close", "open", "time", interval_min) select provider, id, high, low, "close", "open", "time", interval_min from vendor_market_price where code = 'AUDUSD';</text:p>
          </table:table-cell>
        </table:table-row>
        <table:table-row table:style-name="ro1">
          <table:table-cell office:value-type="string" calcext:value-type="string">
            <text:p>JPYUSD</text:p>
          </table:table-cell>
          <table:table-cell table:formula="of:= LOWER([.A27])" office:value-type="string" office:string-value="jpyusd" calcext:value-type="string">
            <text:p>jpyusd</text:p>
          </table:table-cell>
          <table:table-cell table:formula="of:=&quot;CREATE TABLE public.vendor_market_price_&quot; &amp; [.B27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7] &amp; &quot; PRIMARY KEY (provider, id, interval_min) ); CREATE INDEX vendor_market_price_&quot; &amp; [.B27] &amp; &quot;idx_1 ON public.vendor_market_price USING btree (&quot;&amp;CHAR(34) &amp;&quot;time&quot;&amp;CHAR(34) &amp;&quot;); &quot;" office:value-type="string" office:string-value="CREATE TABLE public.vendor_market_price_jpy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jpyusd PRIMARY KEY (provider, id, interval_min) ); CREATE INDEX vendor_market_price_jpyusdidx_1 ON public.vendor_market_price USING btree (&quot;time&quot;); " calcext:value-type="string">
            <text:p>CREATE TABLE public.vendor_market_price_jpyusd ( provider varchar(20) NOT NULL, id bigserial NOT NULL, high numeric(20, 10) NULL, low numeric(20, 10) NULL, "close" numeric(20, 10) NULL, "open" numeric(20, 10) NULL, "time" timestamptz NULL, interval_min int4 NOT NULL, CONSTRAINT vendor_market_price_pkey_jpyusd PRIMARY KEY (provider, id, interval_min) ); CREATE INDEX vendor_market_price_jpyusdidx_1 ON public.vendor_market_price USING btree ("time"); </text:p>
          </table:table-cell>
          <table:table-cell table:formula="of:=&quot;insert into public.vendor_market_price_&quot; &amp; [.B27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7] &amp;&quot;';&quot;" office:value-type="string" office:string-value="insert into public.vendor_market_price_jpyusd( provider, id, high, low, &quot;close&quot;, &quot;open&quot;, &quot;time&quot;, interval_min) select provider, id, high, low, &quot;close&quot;, &quot;open&quot;, &quot;time&quot;, interval_min from vendor_market_price where code = 'JPYUSD';" calcext:value-type="string">
            <text:p>insert into public.vendor_market_price_jpyusd( provider, id, high, low, "close", "open", "time", interval_min) select provider, id, high, low, "close", "open", "time", interval_min from vendor_market_price where code = 'JPYUSD';</text:p>
          </table:table-cell>
        </table:table-row>
        <table:table-row table:style-name="ro1">
          <table:table-cell office:value-type="string" calcext:value-type="string">
            <text:p>IXIC</text:p>
          </table:table-cell>
          <table:table-cell table:formula="of:= LOWER([.A28])" office:value-type="string" office:string-value="ixic" calcext:value-type="string">
            <text:p>ixic</text:p>
          </table:table-cell>
          <table:table-cell table:formula="of:=&quot;CREATE TABLE public.vendor_market_price_&quot; &amp; [.B28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8] &amp; &quot; PRIMARY KEY (provider, id, interval_min) ); CREATE INDEX vendor_market_price_&quot; &amp; [.B28] &amp; &quot;idx_1 ON public.vendor_market_price USING btree (&quot;&amp;CHAR(34) &amp;&quot;time&quot;&amp;CHAR(34) &amp;&quot;); &quot;" office:value-type="string" office:string-value="CREATE TABLE public.vendor_market_price_ixi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ixic PRIMARY KEY (provider, id, interval_min) ); CREATE INDEX vendor_market_price_ixicidx_1 ON public.vendor_market_price USING btree (&quot;time&quot;); " calcext:value-type="string">
            <text:p>CREATE TABLE public.vendor_market_price_ixic ( provider varchar(20) NOT NULL, id bigserial NOT NULL, high numeric(20, 10) NULL, low numeric(20, 10) NULL, "close" numeric(20, 10) NULL, "open" numeric(20, 10) NULL, "time" timestamptz NULL, interval_min int4 NOT NULL, CONSTRAINT vendor_market_price_pkey_ixic PRIMARY KEY (provider, id, interval_min) ); CREATE INDEX vendor_market_price_ixicidx_1 ON public.vendor_market_price USING btree ("time"); </text:p>
          </table:table-cell>
          <table:table-cell table:formula="of:=&quot;insert into public.vendor_market_price_&quot; &amp; [.B28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8] &amp;&quot;';&quot;" office:value-type="string" office:string-value="insert into public.vendor_market_price_ixic( provider, id, high, low, &quot;close&quot;, &quot;open&quot;, &quot;time&quot;, interval_min) select provider, id, high, low, &quot;close&quot;, &quot;open&quot;, &quot;time&quot;, interval_min from vendor_market_price where code = 'IXIC';" calcext:value-type="string">
            <text:p>insert into public.vendor_market_price_ixic( provider, id, high, low, "close", "open", "time", interval_min) select provider, id, high, low, "close", "open", "time", interval_min from vendor_market_price where code = 'IXIC';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table:formula="of:= LOWER([.A29])" office:value-type="string" office:string-value="sb" calcext:value-type="string">
            <text:p>sb</text:p>
          </table:table-cell>
          <table:table-cell table:formula="of:=&quot;CREATE TABLE public.vendor_market_price_&quot; &amp; [.B29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9] &amp; &quot; PRIMARY KEY (provider, id, interval_min) ); CREATE INDEX vendor_market_price_&quot; &amp; [.B29] &amp; &quot;idx_1 ON public.vendor_market_price USING btree (&quot;&amp;CHAR(34) &amp;&quot;time&quot;&amp;CHAR(34) &amp;&quot;); &quot;" office:value-type="string" office:string-value="CREATE TABLE public.vendor_market_price_sb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sb PRIMARY KEY (provider, id, interval_min) ); CREATE INDEX vendor_market_price_sbidx_1 ON public.vendor_market_price USING btree (&quot;time&quot;); " calcext:value-type="string">
            <text:p>CREATE TABLE public.vendor_market_price_sb ( provider varchar(20) NOT NULL, id bigserial NOT NULL, high numeric(20, 10) NULL, low numeric(20, 10) NULL, "close" numeric(20, 10) NULL, "open" numeric(20, 10) NULL, "time" timestamptz NULL, interval_min int4 NOT NULL, CONSTRAINT vendor_market_price_pkey_sb PRIMARY KEY (provider, id, interval_min) ); CREATE INDEX vendor_market_price_sbidx_1 ON public.vendor_market_price USING btree ("time"); </text:p>
          </table:table-cell>
          <table:table-cell table:formula="of:=&quot;insert into public.vendor_market_price_&quot; &amp; [.B29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9] &amp;&quot;';&quot;" office:value-type="string" office:string-value="insert into public.vendor_market_price_sb( provider, id, high, low, &quot;close&quot;, &quot;open&quot;, &quot;time&quot;, interval_min) select provider, id, high, low, &quot;close&quot;, &quot;open&quot;, &quot;time&quot;, interval_min from vendor_market_price where code = 'SB';" calcext:value-type="string">
            <text:p>insert into public.vendor_market_price_sb( provider, id, high, low, "close", "open", "time", interval_min) select provider, id, high, low, "close", "open", "time", interval_min from vendor_market_price where code = 'SB';</text:p>
          </table:table-cell>
        </table:table-row>
        <table:table-row table:style-name="ro1">
          <table:table-cell office:value-type="string" calcext:value-type="string">
            <text:p>HK50</text:p>
          </table:table-cell>
          <table:table-cell table:formula="of:= LOWER([.A30])" office:value-type="string" office:string-value="hk50" calcext:value-type="string">
            <text:p>hk50</text:p>
          </table:table-cell>
          <table:table-cell table:formula="of:=&quot;CREATE TABLE public.vendor_market_price_&quot; &amp; [.B30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30] &amp; &quot; PRIMARY KEY (provider, id, interval_min) ); CREATE INDEX vendor_market_price_&quot; &amp; [.B30] &amp; &quot;idx_1 ON public.vendor_market_price USING btree (&quot;&amp;CHAR(34) &amp;&quot;time&quot;&amp;CHAR(34) &amp;&quot;); &quot;" office:value-type="string" office:string-value="CREATE TABLE public.vendor_market_price_hk5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hk50 PRIMARY KEY (provider, id, interval_min) ); CREATE INDEX vendor_market_price_hk50idx_1 ON public.vendor_market_price USING btree (&quot;time&quot;); " calcext:value-type="string">
            <text:p>CREATE TABLE public.vendor_market_price_hk50 ( provider varchar(20) NOT NULL, id bigserial NOT NULL, high numeric(20, 10) NULL, low numeric(20, 10) NULL, "close" numeric(20, 10) NULL, "open" numeric(20, 10) NULL, "time" timestamptz NULL, interval_min int4 NOT NULL, CONSTRAINT vendor_market_price_pkey_hk50 PRIMARY KEY (provider, id, interval_min) ); CREATE INDEX vendor_market_price_hk50idx_1 ON public.vendor_market_price USING btree ("time"); </text:p>
          </table:table-cell>
          <table:table-cell table:formula="of:=&quot;insert into public.vendor_market_price_&quot; &amp; [.B30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30] &amp;&quot;';&quot;" office:value-type="string" office:string-value="insert into public.vendor_market_price_hk50( provider, id, high, low, &quot;close&quot;, &quot;open&quot;, &quot;time&quot;, interval_min) select provider, id, high, low, &quot;close&quot;, &quot;open&quot;, &quot;time&quot;, interval_min from vendor_market_price where code = 'HK50';" calcext:value-type="string">
            <text:p>insert into public.vendor_market_price_hk50( provider, id, high, low, "close", "open", "time", interval_min) select provider, id, high, low, "close", "open", "time", interval_min from vendor_market_price where code = 'HK50';</text:p>
          </table:table-cell>
        </table:table-row>
        <table:table-row table:style-name="ro1">
          <table:table-cell office:value-type="string" calcext:value-type="string">
            <text:p>CADUSD</text:p>
          </table:table-cell>
          <table:table-cell table:formula="of:= LOWER([.A31])" office:value-type="string" office:string-value="cadusd" calcext:value-type="string">
            <text:p>cadusd</text:p>
          </table:table-cell>
          <table:table-cell table:formula="of:=&quot;CREATE TABLE public.vendor_market_price_&quot; &amp; [.B3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31] &amp; &quot; PRIMARY KEY (provider, id, interval_min) ); CREATE INDEX vendor_market_price_&quot; &amp; [.B31] &amp; &quot;idx_1 ON public.vendor_market_price USING btree (&quot;&amp;CHAR(34) &amp;&quot;time&quot;&amp;CHAR(34) &amp;&quot;); &quot;" office:value-type="string" office:string-value="CREATE TABLE public.vendor_market_price_cad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adusd PRIMARY KEY (provider, id, interval_min) ); CREATE INDEX vendor_market_price_cadusdidx_1 ON public.vendor_market_price USING btree (&quot;time&quot;); " calcext:value-type="string">
            <text:p>CREATE TABLE public.vendor_market_price_cadusd ( provider varchar(20) NOT NULL, id bigserial NOT NULL, high numeric(20, 10) NULL, low numeric(20, 10) NULL, "close" numeric(20, 10) NULL, "open" numeric(20, 10) NULL, "time" timestamptz NULL, interval_min int4 NOT NULL, CONSTRAINT vendor_market_price_pkey_cadusd PRIMARY KEY (provider, id, interval_min) ); CREATE INDEX vendor_market_price_cadusdidx_1 ON public.vendor_market_price USING btree ("time"); </text:p>
          </table:table-cell>
          <table:table-cell table:formula="of:=&quot;insert into public.vendor_market_price_&quot; &amp; [.B3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31] &amp;&quot;';&quot;" office:value-type="string" office:string-value="insert into public.vendor_market_price_cadusd( provider, id, high, low, &quot;close&quot;, &quot;open&quot;, &quot;time&quot;, interval_min) select provider, id, high, low, &quot;close&quot;, &quot;open&quot;, &quot;time&quot;, interval_min from vendor_market_price where code = 'CADUSD';" calcext:value-type="string">
            <text:p>insert into public.vendor_market_price_cadusd( provider, id, high, low, "close", "open", "time", interval_min) select provider, id, high, low, "close", "open", "time", interval_min from vendor_market_price where code = 'CADUSD'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0:16:58.603220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22:22:16.500240465</meta:creation-date>
    <dc:date>2021-12-28T10:23:32.967741345</dc:date>
    <meta:editing-duration>PT1H2M36S</meta:editing-duration>
    <meta:editing-cycles>11</meta:editing-cycles>
    <meta:generator>LibreOffice/6.4.7.2$Linux_X86_64 LibreOffice_project/40$Build-2</meta:generator>
    <meta:document-statistic meta:table-count="2" meta:cell-count="322" meta:object-count="0"/>
  </office:meta>
</office:document-meta>
</file>